
<file path=META-INF/manifest.xml><?xml version="1.0" encoding="utf-8"?>
<manifest:manifest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ns36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automatic-styles>
    <style:style style:family="section" style:name="Sect1" style:display-name="Sect1"/>
  </office:automatic-styles>
  <office:body>
    <office:text>
      <text:section text:style-name="Sect1" text:name="RunaWFE. Руководство разработчика.">
        <text:h text:outline-level="1" text:style-name="HeadingArticle">RunaWFE. Руководство разработчика.</text:h>
        <text:p text:style-name="TextBody"><text:span text:style-name="Bold">Версия 3.0</text:span></text:p>
        <text:p text:style-name="TextBody">© 2004-2012, ЗАО “Руна”, материалы этого документа распространяется свободно на условиях лицензии GNU FDL. RunaWFE является системой с открытым кодом и распространяется в соответствии с LGPL лицензией (<text:a xlink:href="http://www.gnu.org/licenses/lgpl.html).">http://www.gnu.org/licenses/lgpl.html).</text:a></text:p>
        <text:section text:style-name="Sect1" text:name="Введение ">
          <text:h text:outline-level="2" text:style-name="Heading1">Введение </text:h>
          <text:p text:style-name="TextBody">[<text:a xlink:href="http://wf.runa.ru/rus/doc/RunaWFE._%D0%9E%D0%B1%D1%89%D0%B5%D0%B5_%D0%BE%D0%BF%D0%B8%D1%81%D0%B0%D0%BD%D0%B8%D0%B5."> См. о проекте</text:a>] </text:p>
        </text:section>
        <text:section text:style-name="Sect1" text:name="Основные компоненты и используемые технологии ">
          <text:h text:outline-level="2" text:style-name="Heading1">Основные компоненты и используемые технологии </text:h>
          <text:p text:style-name="TextBody"> Для WF–системы была выбрана следующая общая архитектура (в целом соответствует архитектуре, предлагаемой коалицией WfMC): </text:p>
          <text:p text:style-name="TextBody">Компоненты системы: </text:p>
          <text:list text:style-name="unorderedlist">
            <text:list-item>
              <text:p text:style-name="TextBody"> Ядро системы. (На основе JBOSS JBPM) </text:p>
              <text:list text:style-name="unorderedlist">
                <text:list-item>
                  <text:p text:style-name="TextBody"> Содержит набор определений бизнес-процессов </text:p>
                </text:list-item>
                <text:list-item>
                  <text:p text:style-name="TextBody"> Содержит набор выполняющихся экземпляров бизнес–процессов </text:p>
                </text:list-item>
              </text:list>
              <text:p text:style-name="TextBody"/>
            </text:list-item>
            <text:list-item>
              <text:p text:style-name="TextBody"> Компонент, «назначающий» исполнителей для действий </text:p>
            </text:list-item>
            <text:list-item>
              <text:p text:style-name="TextBody"> Клиент </text:p>
              <text:list text:style-name="unorderedlist">
                <text:list-item>
                  <text:p text:style-name="TextBody"> Task list. (Набор графических форм, содержит очереди поступивших работ, сортировки и фильтры) </text:p>
                </text:list-item>
                <text:list-item>
                  <text:p text:style-name="TextBody"> Проигрыватель форм. (Визуализирует формы, разработанные в редакторе процессов) </text:p>
                </text:list-item>
                <text:list-item>
                  <text:p text:style-name="TextBody"> Административный интерфейс </text:p>
                  <text:list text:style-name="unorderedlist">
                    <text:list-item>
                      <text:p text:style-name="TextBody"> Показывает состояния процессов, позволяет фильтровать и останавливать процессы </text:p>
                    </text:list-item>
                    <text:list-item>
                      <text:p text:style-name="TextBody"> Позволяет загружать-выгружать процессы </text:p>
                    </text:list-item>
                    <text:list-item>
                      <text:p text:style-name="TextBody"> Позволяет заводить-удалять пользователей </text:p>
                    </text:list-item>
                    <text:list-item>
                      <text:p text:style-name="TextBody"> Позволяет задавать различные права </text:p>
                    </text:list-item>
                  </text:list>
                  <text:p text:style-name="TextBody"/>
                </text:list-item>
                <text:list-item>
                  <text:p text:style-name="TextBody"> Редактор назначения заместителей. </text:p>
                </text:list-item>
              </text:list>
              <text:p text:style-name="TextBody"/>
            </text:list-item>
            <text:list-item>
              <text:p text:style-name="TextBody"> Графический редактор процессов. </text:p>
            </text:list-item>
            <text:list-item>
              <text:p text:style-name="TextBody"> Конструктор графических форм. </text:p>
            </text:list-item>
            <text:list-item>
              <text:p text:style-name="TextBody"> Бот-станции, содержащие ботов (Боты - приложения специального вида, которые также как и обычные пользователи могут выполнять задания) </text:p>
            </text:list-item>
            <text:list-item>
              <text:p text:style-name="TextBody"> Подсистема управления правами доступа (авторизация и аутентификация) </text:p>
            </text:list-item>
          </text:list>
          <text:p text:style-name="TextBody">'В проекте использованы следующие технологии:' </text:p>
          <text:list text:style-name="unorderedlist">
            <text:list-item>
              <text:p text:style-name="TextBody"> EJB 2.0 (stateless session beans) – интерфейс взаимодействия с серверной частью и декларативная транзакционность </text:p>
            </text:list-item>
            <text:list-item>
              <text:p text:style-name="TextBody"> JSP 2.0, Servlet 2.3, Struts 1.2 – построение тонкого пользовательского интерфейса </text:p>
            </text:list-item>
            <text:list-item>
              <text:p text:style-name="TextBody"> ORM (Hibernate 2.1) – организация доступа к данным </text:p>
            </text:list-item>
            <text:list-item>
              <text:p text:style-name="TextBody"> Eclipse RCP – платформа, на которой разработан графический редактор процессов </text:p>
            </text:list-item>
            <text:list-item>
              <text:p text:style-name="TextBody"> JAAS - аутентификация пользователей </text:p>
            </text:list-item>
          </text:list>
          <text:p text:style-name="TextBody">В проекте использовано ORM Hibernate, поэтому система легко перенастраивается на различные СУБД. </text:p>
        </text:section>
        <text:section text:style-name="Sect1" text:name="Платформа программирования и используемые программные средства. ">
          <text:h text:outline-level="2" text:style-name="Heading1">Платформа программирования и используемые программные средства. </text:h>
          <text:p text:style-name="TextBody"> В качестве платформы программирования используется J2EE. </text:p>
          <text:p text:style-name="TextBody">Используемые программные средства: </text:p>
          <text:list text:style-name="numberedlist">
            <text:list-item>
              <text:p text:style-name="TextBody"><text:span text:style-name="Bold">Сервер приложений </text:span>- JBOSS (http://<text:a xlink:href="http://www.jboss.org/"> www.jboss.org</text:a>).</text:p>
            </text:list-item>
            <text:list-item>
              <text:p text:style-name="TextBody"><text:span text:style-name="Bold">Среда разработки - </text:span>Eclipse от IBM (http://<text:a xlink:href="http://www.eclipse.org/"> www.eclipse.org</text:a>).</text:p>
            </text:list-item>
            <text:list-item>
              <text:p text:style-name="TextBody"><text:span text:style-name="Bold">Средство генерации кода и дескрипторов</text:span> – xdoclet (<text:a xlink:href="http://xdoclet.sourceforge.net/"> <text:a xlink:href="http://xdoclet.sourceforge.net">http://xdoclet.sourceforge.net</text:a></text:a>).</text:p>
            </text:list-item>
            <text:list-item>
              <text:p text:style-name="TextBody"><text:span text:style-name="Bold">Система контроля версий </text:span>– subversion (<text:a xlink:href="http://www.cvshome.org/"> <text:a xlink:href="http://subversion.tigris.org/">http://subversion.tigris.org/</text:a></text:a>).</text:p>
            </text:list-item>
            <text:list-item>
              <text:p text:style-name="TextBody"><text:span text:style-name="Bold">Сборщик приложений </text:span>– ant (<text:a xlink:href="http://ant.apache.org/"> <text:a xlink:href="http://ant.apache.org">http://ant.apache.org</text:a></text:a>).</text:p>
            </text:list-item>
            <text:list-item>
              <text:p text:style-name="TextBody"><text:span text:style-name="Bold">Сервер баз данных</text:span> – поддерживаются сервера БД:</text:p>
              <text:list text:style-name="unorderedlist">
                <text:list-item>
                  <text:p text:style-name="TextBody"> MS SQL Server (<text:a xlink:href="http://www.microsoft.com/sql/evaluation/default.mspx"> <text:a xlink:href="http://www.microsoft.com/sql/evaluation/default.mspx">http://www.microsoft.com/sql/evaluation/default.mspx</text:a></text:a>)  </text:p>
                </text:list-item>
                <text:list-item>
                  <text:p text:style-name="TextBody"> MySQL (<text:a xlink:href="http://www.mysql.com/"> <text:a xlink:href="http://www.mysql.com">http://www.mysql.com</text:a></text:a>) </text:p>
                </text:list-item>
                <text:list-item>
                  <text:p text:style-name="TextBody"> HSSQLDB (<text:a xlink:href="http://hsqldb.org/"> <text:a xlink:href="http://hsqldb.org">http://hsqldb.org</text:a></text:a>) </text:p>
                </text:list-item>
                <text:list-item>
                  <text:p text:style-name="TextBody"> Oracle (<text:a xlink:href="http://www.oracle.com/"> <text:a xlink:href="http://www.oracle.com)">http://www.oracle.com)</text:a></text:a></text:p>
                </text:list-item>
                <text:list-item>
                  <text:p text:style-name="TextBody">  Postgres (<text:a xlink:href="http://postgresql.com/"> <text:a xlink:href="http://postgresql.com">http://postgresql.com</text:a></text:a>) </text:p>
                </text:list-item>
              </text:list>
              <text:p text:style-name="TextBody"/>
            </text:list-item>
            <text:list-item>
              <text:p text:style-name="TextBody"><text:span text:style-name="Bold">Операционная система</text:span> — поддерживаются следующие ОС:</text:p>
              <text:list text:style-name="unorderedlist">
                <text:list-item>
                  <text:p text:style-name="TextBody"> Windows (Server 2000-2008, XP, Vista, 7) </text:p>
                </text:list-item>
                <text:list-item>
                  <text:p text:style-name="TextBody"> ALTLinux </text:p>
                </text:list-item>
                <text:list-item>
                  <text:p text:style-name="TextBody"> Mandriva Linux </text:p>
                </text:list-item>
                <text:list-item>
                  <text:p text:style-name="TextBody"> Fedora </text:p>
                </text:list-item>
                <text:list-item>
                  <text:p text:style-name="TextBody"> Debian/Ubuntu </text:p>
                </text:list-item>
              </text:list>
              <text:p text:style-name="TextBody"/>
            </text:list-item>
          </text:list>
        </text:section>
        <text:section text:style-name="Sect1" text:name="Подробное описание текущей программной архитектуры системы ">
          <text:h text:outline-level="2" text:style-name="Heading1">Подробное описание текущей программной архитектуры системы </text:h>
          <text:p text:style-name="TextBody"> Проект разбит на несколько подпроектов, объединяющих логически связанные компоненты. </text:p>
          <text:section text:style-name="Sect1" text:name="Структура подпроектов. ">
            <text:h text:outline-level="3" text:style-name="Heading2">Структура подпроектов. </text:h>
            <text:list text:style-name="unorderedlist">
              <text:list-item>
                <text:p text:style-name="TextBody"> wfe - основной подпроект системы RunaWFE  </text:p>
              </text:list-item>
              <text:list-item>
                <text:p text:style-name="TextBody"> customization – дополнительные элементы, которые могут разрабатывать пользователи системы </text:p>
                <text:list text:style-name="unorderedlist">
                  <text:list-item>
                    <text:p text:style-name="TextBody"> оргфункции </text:p>
                  </text:list-item>
                  <text:list-item>
                    <text:p text:style-name="TextBody"> VarTags </text:p>
                  </text:list-item>
                  <text:list-item>
                    <text:p text:style-name="TextBody"> FTLTags </text:p>
                  </text:list-item>
                  <text:list-item>
                    <text:p text:style-name="TextBody"> DecisionHandlers </text:p>
                  </text:list-item>
                  <text:list-item>
                    <text:p text:style-name="TextBody"> Валидаторы </text:p>
                  </text:list-item>
                  <text:list-item>
                    <text:p text:style-name="TextBody"> форматтеры переменных </text:p>
                  </text:list-item>
                  <text:list-item>
                    <text:p text:style-name="TextBody"> ActionHandlers </text:p>
                  </text:list-item>
                </text:list>
                <text:p text:style-name="TextBody"/>
              </text:list-item>
              <text:list-item>
                <text:p text:style-name="TextBody"> web – web-интерфейс системы </text:p>
              </text:list-item>
              <text:list-item>
                <text:p text:style-name="TextBody"> bots – боты и бот-станции</text:p>
              </text:list-item>
            </text:list>
            <text:list text:style-name="unorderedlist">
              <text:list-item>
                <text:p text:style-name="TextBody"> gpd – графический редактор бизнес-процессов </text:p>
              </text:list-item>
              <text:list-item>
                <text:p text:style-name="TextBody"> rtn – клиент-оповещатель о поступивших заданиях</text:p>
              </text:list-item>
            </text:list>
            <text:list text:style-name="unorderedlist">
              <text:list-item>
                <text:p text:style-name="TextBody"> abs – файлы необходимые для работы автосборки. </text:p>
              </text:list-item>
              <text:list-item>
                <text:p text:style-name="TextBody"> os-specific- определение целей и свойств, необходимые для корректной сборки RunaWFE на разных ОС. </text:p>
              </text:list-item>
              <text:list-item>
                <text:p text:style-name="TextBody"> docs - Документация по проекту. </text:p>
              </text:list-item>
            </text:list>
          </text:section>
          <text:section text:style-name="Sect1" text:name="Основные подсистемы. ">
            <text:h text:outline-level="3" text:style-name="Heading2">Основные подсистемы. </text:h>
            <text:list text:style-name="unorderedlist">
              <text:list-item>
                <text:p text:style-name="TextBody"> jbpm - ядро workflow системы (Заимствовано у проекта JBOSS JBPM, в ядро внесено большое количество исправлений) (распологается в подпроекте wfe) </text:p>
              </text:list-item>
              <text:list-item>
                <text:p text:style-name="TextBody"> af - подсистема авторизации и аутентификации. Не зависит он других подсистем, допускает независимое от RunaWFE использование. (распологается в подпроекте wfe) </text:p>
              </text:list-item>
              <text:list-item>
                <text:p text:style-name="TextBody"> wf – собственно workflow подсистема. Зависит от af и jbpm. (распологается в подпроекте wfe) </text:p>
              </text:list-item>
              <text:list-item>
                <text:p text:style-name="TextBody"> web интерфейс (распологается в подпроекте web) </text:p>
              </text:list-item>
            </text:list>
          </text:section>
          <text:section text:style-name="Sect1" text:name="RunaWFE - Workflow-окружение ">
            <text:h text:outline-level="3" text:style-name="Heading2">RunaWFE - Workflow-окружение </text:h>
            <text:p text:style-name="TextBody"> Основная функциональность RunaWFE сосредоточена в двух подсистемах: </text:p>
            <text:list text:style-name="unorderedlist">
              <text:list-item>
                <text:p text:style-name="TextBody"> af - подсистема авторизации и аутентификации.  </text:p>
              </text:list-item>
              <text:list-item>
                <text:p text:style-name="TextBody"> wf – собственно workflow подсистема. Зависит от af. </text:p>
              </text:list-item>
            </text:list>
            <text:section text:style-name="Sect1" text:name="Описание слоев архитектуры системы ">
              <text:h text:outline-level="4" text:style-name="Heading3">Описание слоев архитектуры системы </text:h>
              <text:p text:style-name="TextBody"> Каждая подсистема включает в себя несколько логических компонентов, объединяющих взаимосвязанные действия. Каждый компонент состоит из нескольких уровней (слоев). </text:p>
              <text:p text:style-name="TextBody">Список слоев: </text:p>
              <text:list text:style-name="unorderedlist">
                <text:list-item>
                  <text:p text:style-name="TextBody"> delegate </text:p>
                </text:list-item>
                <text:list-item>
                  <text:p text:style-name="TextBody"> service </text:p>
                </text:list-item>
                <text:list-item>
                  <text:p text:style-name="TextBody"> logic  </text:p>
                </text:list-item>
                <text:list-item>
                  <text:p text:style-name="TextBody"> dao </text:p>
                </text:list-item>
                <text:list-item>
                  <text:p text:style-name="TextBody"> hibernate </text:p>
                </text:list-item>
              </text:list>
              <text:section text:style-name="Sect1" text:name="Слой Delegate ">
                <text:h text:outline-level="5" text:style-name="Heading4">Слой Delegate </text:h>
                <text:p text:style-name="TextBody"> Delegate-интерфейсы и реализующие их DelegateImpl-классы – это интерфейсы реализующие pattern проектирования BusinessDelegate, упрощающие доступ к серверному API workflow системы. Клиентское приложение (или бот) взаимодействуют с workflow системой только через Delegate-классы. Ссылки на интерфейсы Delegate получаются посредством запроса фабрики DelegateFactory которая в зависимости от конфигурации возвращает нужную реализацию. Классы Delegate являются частью клиентского API. </text:p>
                <text:p text:style-name="TextBody">Список основных Delegate-интерфейсов: </text:p>
                <text:list text:style-name="unorderedlist">
                  <text:list-item>
                    <text:p text:style-name="TextBody"> af </text:p>
                  </text:list-item>
                </text:list>
                <text:list text:style-name="definitionlist">
                  <text:list-item>
                    <text:p text:style-name="IndentedSingle"/>
                    <text:list text:style-name="unorderedlist">
                      <text:list-item>
                        <text:p text:style-name="TextBody"> AuthenticationServiceDelegate – содержит методы для аутентификации пользователей в системе (с использованием логина/пароля, Kerberos и т.п.). Так же позволяет получить текущего пользователя из Subject'а. </text:p>
                      </text:list-item>
                    </text:list>
                    <text:p text:style-name="IndentedSingle"/>
                  </text:list-item>
                </text:list>
                <text:list text:style-name="definitionlist">
                  <text:list-item>
                    <text:p text:style-name="IndentedSingle"/>
                    <text:list text:style-name="unorderedlist">
                      <text:list-item>
                        <text:p text:style-name="TextBody"> AuthorizationServiceDelegate — содержит методы для работы с полномочиями пользователей (назначение полномочий, проверка на допустимость операции для пользователя и т.п.). </text:p>
                      </text:list-item>
                    </text:list>
                    <text:p text:style-name="IndentedSingle"/>
                  </text:list-item>
                </text:list>
                <text:list text:style-name="definitionlist">
                  <text:list-item>
                    <text:p text:style-name="IndentedSingle"/>
                    <text:list text:style-name="unorderedlist">
                      <text:list-item>
                        <text:p text:style-name="TextBody"> BotsServiceDelegate — содержит методы для работы с ботстанциями и ботами. </text:p>
                      </text:list-item>
                    </text:list>
                    <text:p text:style-name="IndentedSingle"/>
                  </text:list-item>
                </text:list>
                <text:list text:style-name="definitionlist">
                  <text:list-item>
                    <text:p text:style-name="IndentedSingle"/>
                    <text:list text:style-name="unorderedlist">
                      <text:list-item>
                        <text:p text:style-name="TextBody"> ExecutorServiceDelegate — содержит методы для работы с исполнителями. Позволяет создавать/удалять/изменять исполнителей а так же включать их в группы. </text:p>
                      </text:list-item>
                    </text:list>
                    <text:p text:style-name="IndentedSingle"/>
                  </text:list-item>
                </text:list>
                <text:list text:style-name="definitionlist">
                  <text:list-item>
                    <text:p text:style-name="IndentedSingle"/>
                    <text:list text:style-name="unorderedlist">
                      <text:list-item>
                        <text:p text:style-name="TextBody"> ProfileServiceDelegate — содержит методы для работы с профайлам пользователей. </text:p>
                      </text:list-item>
                    </text:list>
                    <text:p text:style-name="IndentedSingle"/>
                  </text:list-item>
                </text:list>
                <text:list text:style-name="definitionlist">
                  <text:list-item>
                    <text:p text:style-name="IndentedSingle"/>
                    <text:list text:style-name="unorderedlist">
                      <text:list-item>
                        <text:p text:style-name="TextBody"> SubstitutionServiceDelegate — содержит методы для управления правилами замещения. </text:p>
                      </text:list-item>
                    </text:list>
                    <text:p text:style-name="IndentedSingle"/>
                  </text:list-item>
                </text:list>
                <text:list text:style-name="definitionlist">
                  <text:list-item>
                    <text:p text:style-name="IndentedSingle"/>
                    <text:list text:style-name="unorderedlist">
                      <text:list-item>
                        <text:p text:style-name="TextBody"> SystemServiceDelegate — содержит методы для входа/выхода пользователя в систему </text:p>
                      </text:list-item>
                    </text:list>
                    <text:p text:style-name="IndentedSingle"/>
                  </text:list-item>
                </text:list>
                <text:list text:style-name="unorderedlist">
                  <text:list-item>
                    <text:p text:style-name="TextBody"> wf </text:p>
                  </text:list-item>
                </text:list>
                <text:list text:style-name="definitionlist">
                  <text:list-item>
                    <text:p text:style-name="IndentedSingle"/>
                    <text:list text:style-name="unorderedlist">
                      <text:list-item>
                        <text:p text:style-name="TextBody"> DefinitionServiceDelegate — содержит методы для работы с определениями процессов. </text:p>
                      </text:list-item>
                    </text:list>
                    <text:p text:style-name="IndentedSingle"/>
                  </text:list-item>
                </text:list>
                <text:list text:style-name="definitionlist">
                  <text:list-item>
                    <text:p text:style-name="IndentedSingle"/>
                    <text:list text:style-name="unorderedlist">
                      <text:list-item>
                        <text:p text:style-name="TextBody"> ExecutionServiceDelegate — содержит методы для работы с исполняемыми экземплярами процессов </text:p>
                      </text:list-item>
                    </text:list>
                    <text:p text:style-name="IndentedSingle"/>
                  </text:list-item>
                </text:list>
                <text:p text:style-name="TextBody">Все существующие в данный момент Delegate-классы реализуют требуемую функциональность при помощи технологии EJB (stateless session beans). </text:p>
              </text:section>
              <text:section text:style-name="Sect1" text:name="Слой Service ">
                <text:h text:outline-level="5" text:style-name="Heading4">Слой Service </text:h>
                <text:p text:style-name="TextBody"> Слой service – это серверное API доступа к системе. Реализации Delegate интерфейсов обращаются именно к этому слою. Каждый Delegate работает с одним соответствующим классом Service. В настоящее время все разработанные service классы и интерфейсы ориентированы на EJB-технологию, однако в будущем возможны и другие реализации. Реализации классов Service являются Stateless Session Bean EJB, которые декларативно поддерживают транзакционность вызывов и запрашивают соответствующие классы из слоя Logic. </text:p>
                <text:p text:style-name="TextBody">Таким образом, классы Delegate – Service - Logic образуют как бы «транспорт» между клиентом и сервером.  </text:p>
              </text:section>
              <text:section text:style-name="Sect1" text:name="Слой Logic  ">
                <text:h text:outline-level="5" text:style-name="Heading4">Слой Logic  </text:h>
                <text:p text:style-name="TextBody"> Слой Logic – это реализация бизнес логики работы системы. Слой работает с интерфейсами ядра JBOSS JBPM и классами слоя DAO для доступа к постоянному хранилищу. </text:p>
              </text:section>
              <text:section text:style-name="Sect1" text:name="Слой Dao ">
                <text:h text:outline-level="5" text:style-name="Heading4">Слой Dao </text:h>
                <text:p text:style-name="TextBody"> Слой Dao – это интерфейсы и классы, обеспечивающие доступ к данным, находящимся в постоянном хранилище (базе данных). Слой реализован только для af-системы, в случае wf-системы доступ производится по-другому (через интерфейсы JBOSS JBPM). В настоящее время все Dao-классы системы реализованы при помощи ORM-средства Hibernate.  </text:p>
              </text:section>
              <text:section text:style-name="Sect1" text:name="Использование Hibernate ">
                <text:h text:outline-level="5" text:style-name="Heading4">Использование Hibernate </text:h>
                <text:p text:style-name="TextBody"> Hibernate – ORM (Object/Relational Mapping) средство. Отображает объектную архитектуру на реляционную структуру данных. Допускает настройку (не меняя разработанного кода) на большинство существующих серверов реляционных баз данных: </text:p>
                <text:list text:style-name="unorderedlist">
                  <text:list-item>
                    <text:p text:style-name="TextBody"> MySql </text:p>
                  </text:list-item>
                  <text:list-item>
                    <text:p text:style-name="TextBody"> HSQLDB </text:p>
                  </text:list-item>
                  <text:list-item>
                    <text:p text:style-name="TextBody"> Oracle </text:p>
                  </text:list-item>
                  <text:list-item>
                    <text:p text:style-name="TextBody"> MS SQL Server </text:p>
                  </text:list-item>
                  <text:list-item>
                    <text:p text:style-name="TextBody"> и т.д. </text:p>
                  </text:list-item>
                </text:list>
                <text:p text:style-name="TextBody">Поддерживает работу с распределенными транзакциями, автоматически создает таблицы для новых классов и т.д. Вся работа с данными внутри RunaWFE ведется только через Hibernate. </text:p>
              </text:section>
            </text:section>
            <text:section text:style-name="Sect1" text:name="Интерфейсы, доступные в качстве web-сервисов ">
              <text:h text:outline-level="4" text:style-name="Heading3">Интерфейсы, доступные в качстве web-сервисов </text:h>
              <text:p text:style-name="TextBody"> В настоящее время через web сервисы доступна только ограниченная функциональность RunaWFE достаточная для реализации основного взаимодействия с системой. В будущем предполагается реализовать интерфейс системы через web сервисы в полном объеме. </text:p>
              <text:p text:style-name="TextBody">Wsdl web сервисов доступен по адресам /wf.webservice/ExecutionBean?wsdl и /af.webservice/AuthenticationBean?wsdl </text:p>
            </text:section>
            <text:section text:style-name="Sect1" text:name="Физическое размещение компонент ">
              <text:h text:outline-level="4" text:style-name="Heading3">Физическое размещение компонент </text:h>
              <text:p text:style-name="TextBody"><text:span text:style-name="Bold">Список всех размещаемых модулей проекта:</text:span></text:p>
              <text:list text:style-name="unorderedlist">
                <text:list-item>
                  <text:p text:style-name="TextBody"> runa-common.jar </text:p>
                </text:list-item>
                <text:list-item>
                  <text:p text:style-name="TextBody"> af.core.jar </text:p>
                </text:list-item>
                <text:list-item>
                  <text:p text:style-name="TextBody"> af.logic.jar </text:p>
                </text:list-item>
                <text:list-item>
                  <text:p text:style-name="TextBody"> af.service.jar </text:p>
                </text:list-item>
                <text:list-item>
                  <text:p text:style-name="TextBody"> af.delegate.jar </text:p>
                </text:list-item>
                <text:list-item>
                  <text:p text:style-name="TextBody"> af.webservice.jar </text:p>
                </text:list-item>
                <text:list-item>
                  <text:p text:style-name="TextBody"> wf.core.jar </text:p>
                </text:list-item>
                <text:list-item>
                  <text:p text:style-name="TextBody"> wf.logic.jar </text:p>
                </text:list-item>
                <text:list-item>
                  <text:p text:style-name="TextBody"> wf.service.jar </text:p>
                </text:list-item>
                <text:list-item>
                  <text:p text:style-name="TextBody"> wf.delegate.jar </text:p>
                </text:list-item>
                <text:list-item>
                  <text:p text:style-name="TextBody"> wf.webservice.jar </text:p>
                </text:list-item>
                <text:list-item>
                  <text:p text:style-name="TextBody"> wfe.war </text:p>
                </text:list-item>
                <text:list-item>
                  <text:p text:style-name="TextBody"> wfe-bot.jar </text:p>
                </text:list-item>
                <text:list-item>
                  <text:p text:style-name="TextBody"> wfe-botstation.jar </text:p>
                </text:list-item>
                <text:list-item>
                  <text:p text:style-name="TextBody"> jbpmdelegation.jar </text:p>
                </text:list-item>
              </text:list>
              <text:p text:style-name="TextBody">Дополнительные модули (библиотека jbpm с «нашими» патчами) </text:p>
              <text:list text:style-name="unorderedlist">
                <text:list-item>
                  <text:p text:style-name="TextBody"> jbpm.core.jar </text:p>
                </text:list-item>
              </text:list>
              <text:p text:style-name="TextBody"><text:span text:style-name="Bold">Более подробное описание модулей.</text:span></text:p>
              <text:list text:style-name="unorderedlist">
                <text:list-item>
                  <text:p text:style-name="TextBody"> runa-common.jar </text:p>
                </text:list-item>
              </text:list>
              <text:p text:style-name="TextBody">Классы, используемые всеми другими компонентами </text:p>
              <text:p text:style-name="TextBody">Зависимости: нет </text:p>
              <text:p text:style-name="TextBody"><text:span text:style-name="Bold">Система авторизации и аутентификации (af):</text:span></text:p>
              <text:list text:style-name="unorderedlist">
                <text:list-item>
                  <text:p text:style-name="TextBody"> af.core.jar </text:p>
                </text:list-item>
              </text:list>
              <text:p text:style-name="TextBody">Базовые классы af-системы (Actor, Group и т.д.) </text:p>
              <text:p text:style-name="TextBody">Зависимости:  </text:p>
              <text:list text:style-name="definitionlist">
                <text:list-item>
                  <text:p text:style-name="IndentedSingle"/>
                  <text:list text:style-name="unorderedlist">
                    <text:list-item>
                      <text:p text:style-name="TextBody"> runa.commons.jar </text:p>
                    </text:list-item>
                  </text:list>
                  <text:p text:style-name="IndentedSingle"/>
                </text:list-item>
              </text:list>
              <text:list text:style-name="unorderedlist">
                <text:list-item>
                  <text:p text:style-name="TextBody"> af.logic.jar </text:p>
                </text:list-item>
              </text:list>
              <text:p text:style-name="TextBody">Реализует уровни логики и DAO для af-системы </text:p>
              <text:p text:style-name="TextBody">Зависимости:  </text:p>
              <text:list text:style-name="definitionlist">
                <text:list-item>
                  <text:p text:style-name="IndentedSingle"/>
                  <text:list text:style-name="unorderedlist">
                    <text:list-item>
                      <text:p text:style-name="TextBody"> runa.commons.jar </text:p>
                    </text:list-item>
                    <text:list-item>
                      <text:p text:style-name="TextBody"> af.core.jar </text:p>
                    </text:list-item>
                  </text:list>
                  <text:p text:style-name="IndentedSingle"/>
                </text:list-item>
              </text:list>
              <text:list text:style-name="unorderedlist">
                <text:list-item>
                  <text:p text:style-name="TextBody"> af.service.jar </text:p>
                </text:list-item>
              </text:list>
              <text:p text:style-name="TextBody">Реализует уровень сервисов для af-системы </text:p>
              <text:p text:style-name="TextBody">Зависимости:  </text:p>
              <text:list text:style-name="definitionlist">
                <text:list-item>
                  <text:p text:style-name="IndentedSingle"/>
                  <text:list text:style-name="unorderedlist">
                    <text:list-item>
                      <text:p text:style-name="TextBody"> runa.commons.jar </text:p>
                    </text:list-item>
                    <text:list-item>
                      <text:p text:style-name="TextBody"> af.core.jar </text:p>
                    </text:list-item>
                    <text:list-item>
                      <text:p text:style-name="TextBody"> af.logic.jar </text:p>
                    </text:list-item>
                  </text:list>
                  <text:p text:style-name="IndentedSingle"/>
                </text:list-item>
              </text:list>
              <text:list text:style-name="unorderedlist">
                <text:list-item>
                  <text:p text:style-name="TextBody"> af.delegate.jar </text:p>
                </text:list-item>
              </text:list>
              <text:p text:style-name="TextBody">Реализует уровень Delegate для af-системы </text:p>
              <text:p text:style-name="TextBody">Зависимости:  </text:p>
              <text:list text:style-name="definitionlist">
                <text:list-item>
                  <text:p text:style-name="IndentedSingle"/>
                  <text:list text:style-name="unorderedlist">
                    <text:list-item>
                      <text:p text:style-name="TextBody"> runa.commons.jar </text:p>
                    </text:list-item>
                    <text:list-item>
                      <text:p text:style-name="TextBody"> af.core.jar </text:p>
                    </text:list-item>
                  </text:list>
                  <text:p text:style-name="IndentedSingle"/>
                </text:list-item>
              </text:list>
              <text:list text:style-name="unorderedlist">
                <text:list-item>
                  <text:p text:style-name="TextBody"> af.webservice.jar </text:p>
                </text:list-item>
              </text:list>
              <text:p text:style-name="TextBody">Реализует web сервисы для af-системы </text:p>
              <text:p text:style-name="TextBody">Зависимости:  </text:p>
              <text:list text:style-name="definitionlist">
                <text:list-item>
                  <text:p text:style-name="IndentedSingle"/>
                  <text:list text:style-name="unorderedlist">
                    <text:list-item>
                      <text:p text:style-name="TextBody"> runa.commons.jar </text:p>
                    </text:list-item>
                    <text:list-item>
                      <text:p text:style-name="TextBody"> af.core.jar </text:p>
                    </text:list-item>
                    <text:list-item>
                      <text:p text:style-name="TextBody"> af.logic.jar</text:p>
                    </text:list-item>
                  </text:list>
                  <text:p text:style-name="IndentedSingle"/>
                </text:list-item>
              </text:list>
              <text:p text:style-name="TextBody"><text:span text:style-name="Bold">Workflow подсистема (wf):</text:span></text:p>
              <text:list text:style-name="unorderedlist">
                <text:list-item>
                  <text:p text:style-name="TextBody"> wf.core.jar </text:p>
                </text:list-item>
              </text:list>
              <text:p text:style-name="TextBody">Базовые классы для wf  </text:p>
              <text:p text:style-name="TextBody">Зависимости:  </text:p>
              <text:list text:style-name="definitionlist">
                <text:list-item>
                  <text:p text:style-name="IndentedSingle"/>
                  <text:list text:style-name="unorderedlist">
                    <text:list-item>
                      <text:p text:style-name="TextBody"> runa.commons.jar </text:p>
                    </text:list-item>
                  </text:list>
                  <text:p text:style-name="IndentedSingle"/>
                </text:list-item>
              </text:list>
              <text:list text:style-name="unorderedlist">
                <text:list-item>
                  <text:p text:style-name="TextBody"> wf.logic.jar </text:p>
                </text:list-item>
              </text:list>
              <text:p text:style-name="TextBody">Реализует уровни логики для wf </text:p>
              <text:p text:style-name="TextBody">Зависимости:  </text:p>
              <text:list text:style-name="definitionlist">
                <text:list-item>
                  <text:p text:style-name="IndentedSingle"/>
                  <text:list text:style-name="unorderedlist">
                    <text:list-item>
                      <text:p text:style-name="TextBody"> runa.commons.jar </text:p>
                    </text:list-item>
                    <text:list-item>
                      <text:p text:style-name="TextBody"> wf.core.jar </text:p>
                    </text:list-item>
                    <text:list-item>
                      <text:p text:style-name="TextBody"> af.logic.jar </text:p>
                    </text:list-item>
                    <text:list-item>
                      <text:p text:style-name="TextBody"> jbpm2.core.jar </text:p>
                    </text:list-item>
                  </text:list>
                  <text:p text:style-name="IndentedSingle"/>
                </text:list-item>
              </text:list>
              <text:list text:style-name="unorderedlist">
                <text:list-item>
                  <text:p text:style-name="TextBody"> wf.service.jar </text:p>
                </text:list-item>
              </text:list>
              <text:p text:style-name="TextBody">Реализует уровень сервисов для wf </text:p>
              <text:p text:style-name="TextBody">Зависимости:  </text:p>
              <text:list text:style-name="definitionlist">
                <text:list-item>
                  <text:p text:style-name="IndentedSingle"/>
                  <text:list text:style-name="unorderedlist">
                    <text:list-item>
                      <text:p text:style-name="TextBody"> runa.commons.jar </text:p>
                    </text:list-item>
                    <text:list-item>
                      <text:p text:style-name="TextBody"> wf.core.jar </text:p>
                    </text:list-item>
                    <text:list-item>
                      <text:p text:style-name="TextBody"> wf.logic.jar </text:p>
                    </text:list-item>
                  </text:list>
                  <text:p text:style-name="IndentedSingle"/>
                </text:list-item>
              </text:list>
              <text:list text:style-name="unorderedlist">
                <text:list-item>
                  <text:p text:style-name="TextBody"> wf.delegate.jar </text:p>
                </text:list-item>
              </text:list>
              <text:p text:style-name="TextBody">Реализует уровень Delegate для wf </text:p>
              <text:p text:style-name="TextBody">Зависимости:  </text:p>
              <text:list text:style-name="definitionlist">
                <text:list-item>
                  <text:p text:style-name="IndentedSingle"/>
                  <text:list text:style-name="unorderedlist">
                    <text:list-item>
                      <text:p text:style-name="TextBody"> runa.commons.jar </text:p>
                    </text:list-item>
                    <text:list-item>
                      <text:p text:style-name="TextBody"> wf.core.jar </text:p>
                    </text:list-item>
                  </text:list>
                  <text:p text:style-name="IndentedSingle"/>
                </text:list-item>
              </text:list>
              <text:list text:style-name="unorderedlist">
                <text:list-item>
                  <text:p text:style-name="TextBody"> af.webservice.jar </text:p>
                </text:list-item>
              </text:list>
              <text:p text:style-name="TextBody">Реализует web сервисы для wf-системы </text:p>
              <text:p text:style-name="TextBody">Зависимости:  </text:p>
              <text:list text:style-name="definitionlist">
                <text:list-item>
                  <text:p text:style-name="IndentedSingle"/>
                  <text:list text:style-name="unorderedlist">
                    <text:list-item>
                      <text:p text:style-name="TextBody"> runa.commons.jar </text:p>
                    </text:list-item>
                    <text:list-item>
                      <text:p text:style-name="TextBody"> wf.core.jar </text:p>
                    </text:list-item>
                    <text:list-item>
                      <text:p text:style-name="TextBody"> wf.logic.jar </text:p>
                    </text:list-item>
                  </text:list>
                  <text:p text:style-name="IndentedSingle"/>
                </text:list-item>
              </text:list>
              <text:list text:style-name="unorderedlist">
                <text:list-item>
                  <text:p text:style-name="TextBody"> wfe-botstation.jar </text:p>
                </text:list-item>
              </text:list>
              <text:p text:style-name="TextBody">Реализует функциональность необходимую для поддержки ботов </text:p>
              <text:p text:style-name="TextBody">Зависимости:  </text:p>
              <text:list text:style-name="definitionlist">
                <text:list-item>
                  <text:p text:style-name="IndentedSingle"/>
                  <text:list text:style-name="unorderedlist">
                    <text:list-item>
                      <text:p text:style-name="TextBody"> runa.commons.jar </text:p>
                    </text:list-item>
                    <text:list-item>
                      <text:p text:style-name="TextBody"> af.core.jar </text:p>
                    </text:list-item>
                    <text:list-item>
                      <text:p text:style-name="TextBody"> wf.core.jar </text:p>
                    </text:list-item>
                    <text:list-item>
                      <text:p text:style-name="TextBody"> af.delegate.jar </text:p>
                    </text:list-item>
                    <text:list-item>
                      <text:p text:style-name="TextBody"> wf.delegate.jar</text:p>
                    </text:list-item>
                  </text:list>
                  <text:p text:style-name="IndentedSingle"/>
                </text:list-item>
              </text:list>
              <text:p text:style-name="TextBody"><text:span text:style-name="Bold">Web интерфейс:</text:span></text:p>
              <text:list text:style-name="unorderedlist">
                <text:list-item>
                  <text:p text:style-name="TextBody"> wfe.war </text:p>
                </text:list-item>
              </text:list>
              <text:p text:style-name="TextBody">Реализует теги, графические формы и т.д. </text:p>
              <text:p text:style-name="TextBody">Зависимости:  </text:p>
              <text:list text:style-name="definitionlist">
                <text:list-item>
                  <text:p text:style-name="IndentedSingle"/>
                  <text:list text:style-name="unorderedlist">
                    <text:list-item>
                      <text:p text:style-name="TextBody"> runa.commons.jar </text:p>
                    </text:list-item>
                    <text:list-item>
                      <text:p text:style-name="TextBody"> af.core.jar </text:p>
                    </text:list-item>
                    <text:list-item>
                      <text:p text:style-name="TextBody"> wf.core.jar </text:p>
                    </text:list-item>
                    <text:list-item>
                      <text:p text:style-name="TextBody"> af.delegate.jar </text:p>
                    </text:list-item>
                    <text:list-item>
                      <text:p text:style-name="TextBody"> wf.delegate.jar </text:p>
                    </text:list-item>
                  </text:list>
                  <text:p text:style-name="IndentedSingle"/>
                </text:list-item>
              </text:list>
              <text:p text:style-name="TextBody"><text:span text:style-name="Bold">Боты:</text:span></text:p>
              <text:list text:style-name="unorderedlist">
                <text:list-item>
                  <text:p text:style-name="TextBody"> wfe-bot.jar </text:p>
                </text:list-item>
              </text:list>
              <text:p text:style-name="TextBody">Реализует функциональность, связанную с ботами (TaskHandler, BotInvoker и т.д.) </text:p>
              <text:p text:style-name="TextBody">Зависимости:  </text:p>
              <text:list text:style-name="definitionlist">
                <text:list-item>
                  <text:p text:style-name="IndentedSingle"/>
                  <text:list text:style-name="unorderedlist">
                    <text:list-item>
                      <text:p text:style-name="TextBody"> runa.commons.jar </text:p>
                    </text:list-item>
                    <text:list-item>
                      <text:p text:style-name="TextBody"> af.core.jar </text:p>
                    </text:list-item>
                    <text:list-item>
                      <text:p text:style-name="TextBody"> wf.core.jar </text:p>
                    </text:list-item>
                    <text:list-item>
                      <text:p text:style-name="TextBody"> af.delegate.jar </text:p>
                    </text:list-item>
                    <text:list-item>
                      <text:p text:style-name="TextBody"> wf.delegate.jar </text:p>
                    </text:list-item>
                  </text:list>
                  <text:p text:style-name="IndentedSingle"/>
                </text:list-item>
              </text:list>
              <text:p text:style-name="TextBody"><text:span text:style-name="Bold">jbpm-delegation:</text:span></text:p>
              <text:list text:style-name="unorderedlist">
                <text:list-item>
                  <text:p text:style-name="TextBody"> jbpmdelegation.jar </text:p>
                </text:list-item>
              </text:list>
              <text:p text:style-name="TextBody">Реализует механизмы jbpm-delegation, общие для всей обязки (см. RunaWFE. Руководство разработчика бизнес-процессов). </text:p>
              <text:p text:style-name="TextBody">Зависимости:  </text:p>
              <text:list text:style-name="definitionlist">
                <text:list-item>
                  <text:p text:style-name="IndentedSingle"/>
                  <text:list text:style-name="unorderedlist">
                    <text:list-item>
                      <text:p text:style-name="TextBody"> runa.commons.jar </text:p>
                    </text:list-item>
                    <text:list-item>
                      <text:p text:style-name="TextBody"> af.core.jar </text:p>
                    </text:list-item>
                    <text:list-item>
                      <text:p text:style-name="TextBody"> wf.core.jar </text:p>
                    </text:list-item>
                    <text:list-item>
                      <text:p text:style-name="TextBody"> af.delegate.jar </text:p>
                    </text:list-item>
                    <text:list-item>
                      <text:p text:style-name="TextBody"> wf.delegate.jar </text:p>
                    </text:list-item>
                  </text:list>
                  <text:p text:style-name="IndentedSingle"/>
                </text:list-item>
              </text:list>
              <text:p text:style-name="TextBody"><text:span text:style-name="Bold">jbpm:</text:span></text:p>
              <text:list text:style-name="unorderedlist">
                <text:list-item>
                  <text:p text:style-name="TextBody"> jbpm.core.jar </text:p>
                </text:list-item>
              </text:list>
              <text:p text:style-name="TextBody">jbpm – это workflow ядро проекта jBoss jBPM. Используется в качестве библиотеки. Релизы RunaWFE содержат откомпилированный код ядра. </text:p>
              <text:p text:style-name="TextBody">Зависимости: нет </text:p>
            </text:section>
            <text:section text:style-name="Sect1" text:name="Описание основных ant’овских task’ов ">
              <text:h text:outline-level="4" text:style-name="Heading3">Описание основных ant’овских task’ов </text:h>
              <text:p text:style-name="TextBody"> Наиболее важные и используемые задания определены в корне: </text:p>
              <text:list text:style-name="unorderedlist">
                <text:list-item>
                  <text:p text:style-name="TextBody"> install.wfe — собирает и устанавливает RunaWFE. </text:p>
                </text:list-item>
                <text:list-item>
                  <text:p text:style-name="TextBody"> install.simulation — собирает и устанавливает симулятор RunaWFE. </text:p>
                </text:list-item>
                <text:list-item>
                  <text:p text:style-name="TextBody"> install.remote.bots — собирает и устанавливает удаленную ботстанцию RunaWFE. </text:p>
                </text:list-item>
                <text:list-item>
                  <text:p text:style-name="TextBody"> test.wfe — тестирует RunaWFE прогоняя тесты из wfe и web. Перед началом тестирования jboss будет запущен заданием самостоятельно. </text:p>
                </text:list-item>
              </text:list>
              <text:p text:style-name="TextBody">Основные задания в подпроектах. </text:p>
              <text:p text:style-name="TextBody">1 wfe  </text:p>
              <text:list text:style-name="unorderedlist">
                <text:list-item>
                  <text:p text:style-name="TextBody"> dist – собирает библиотеки подпроекта wfe. </text:p>
                </text:list-item>
                <text:list-item>
                  <text:p text:style-name="TextBody"> deploy – копирует библиотеки RunaWFE и настройки в jboss. При необходмости библиотеки собираются </text:p>
                </text:list-item>
                <text:list-item>
                  <text:p text:style-name="TextBody"> install – копирует библиотеки RunaWFE и настройки в jboss. Так же копируются используемые сторонние библиотеки и настраиваются файлы jboss для работы RunaWFE. </text:p>
                </text:list-item>
                <text:list-item>
                  <text:p text:style-name="TextBody"> test – тестирует систему, прогоняя тесты из af.build и wf.build. При запуске тестирования jboss с RunaWFE должен быть запущен. </text:p>
                </text:list-item>
              </text:list>
              <text:p text:style-name="TextBody">2 web </text:p>
              <text:list text:style-name="unorderedlist">
                <text:list-item>
                  <text:p text:style-name="TextBody"> copy.libs – синхронзирует библиотеки RunaWFE необходимые для сборки подпроекта с содержимым jboss. </text:p>
                </text:list-item>
                <text:list-item>
                  <text:p text:style-name="TextBody"> dist – собирает библиотеки подпроекта web </text:p>
                </text:list-item>
                <text:list-item>
                  <text:p text:style-name="TextBody"> deploy – копирует библиотеки RunaWFE и настройки в jboss. При необходмости библиотеки собираются. </text:p>
                </text:list-item>
                <text:list-item>
                  <text:p text:style-name="TextBody"> test – тестирует систему, прогоняя тесты из af.build и wf.build. При запуске тестирования jboss с RunaWFE должен быть запущен. </text:p>
                </text:list-item>
              </text:list>
              <text:p text:style-name="TextBody">3 bots </text:p>
              <text:list text:style-name="unorderedlist">
                <text:list-item>
                  <text:p text:style-name="TextBody"> copy.libs – синхронзирует библиотеки RunaWFE необходимые для сборки подпроекта с содержимым jboss. </text:p>
                </text:list-item>
                <text:list-item>
                  <text:p text:style-name="TextBody"> dist – собирает библиотеки подпроекта web </text:p>
                </text:list-item>
                <text:list-item>
                  <text:p text:style-name="TextBody"> deploy – копирует библиотеки RunaWFE и настройки в jboss. При необходмости библиотеки собираются. </text:p>
                </text:list-item>
              </text:list>
              <text:p text:style-name="TextBody">4 rtn </text:p>
              <text:list text:style-name="unorderedlist">
                <text:list-item>
                  <text:p text:style-name="TextBody"> copy.libs – синхронзирует библиотеки RunaWFE необходимые для сборки подпроекта с содержимым jboss. </text:p>
                </text:list-item>
                <text:list-item>
                  <text:p text:style-name="TextBody"> build — собрает rtn. </text:p>
                </text:list-item>
              </text:list>
              <text:p text:style-name="TextBody">5 gpd </text:p>
              <text:list text:style-name="unorderedlist">
                <text:list-item>
                  <text:p text:style-name="TextBody"> copy.libs – синхронзирует библиотеки RunaWFE необходимые для сборки подпроекта с содержимым jboss. </text:p>
                </text:list-item>
                <text:list-item>
                  <text:p text:style-name="TextBody"> build – собирает gpd. Сборка происходит сразу для нескольких платформ с использованием delta-pack. </text:p>
                </text:list-item>
              </text:list>
              <text:p text:style-name="TextBody">6 abs </text:p>
              <text:list text:style-name="unorderedlist">
                <text:list-item>
                  <text:p text:style-name="TextBody"> build – запускает автосборку. </text:p>
                </text:list-item>
              </text:list>
            </text:section>
            <text:section text:style-name="Sect1" text:name="Описание подпроектов ">
              <text:h text:outline-level="4" text:style-name="Heading3">Описание подпроектов </text:h>
              <text:section text:style-name="Sect1" text:name="Подпроект wfe ">
                <text:h text:outline-level="5" text:style-name="Heading4">Подпроект wfe </text:h>
                <text:p text:style-name="TextBody"> Подпроект содержит ядро workflow. Основные компоненты содержащиеся в подпроекте: </text:p>
                <text:list text:style-name="unorderedlist">
                  <text:list-item>
                    <text:p text:style-name="TextBody"> общеиспользуемые файлы </text:p>
                  </text:list-item>
                  <text:list-item>
                    <text:p text:style-name="TextBody"> подсистема авторизации (af) </text:p>
                  </text:list-item>
                  <text:list-item>
                    <text:p text:style-name="TextBody"> поддержка ботов и ботстанций </text:p>
                  </text:list-item>
                  <text:list-item>
                    <text:p text:style-name="TextBody"> jbpm с необходимыми изменениями </text:p>
                  </text:list-item>
                  <text:list-item>
                    <text:p text:style-name="TextBody"> workflow подсистема (wf) </text:p>
                  </text:list-item>
                </text:list>
                <text:p text:style-name="TextBody">Основные папки подпроекта: </text:p>
                <text:list text:style-name="unorderedlist">
                  <text:list-item>
                    <text:p text:style-name="TextBody"> resources — содержит ресурсы подпроекта </text:p>
                  </text:list-item>
                  <text:list-item>
                    <text:p text:style-name="TextBody"> samples — содержит демонстрационные процессы </text:p>
                  </text:list-item>
                  <text:list-item>
                    <text:p text:style-name="TextBody"> src — содержит исходные файлы. </text:p>
                  </text:list-item>
                  <text:list-item>
                    <text:p text:style-name="TextBody"> lib – содержит необходимые для сборки и работы библиотеки</text:p>
                  </text:list-item>
                </text:list>
                <text:p text:style-name="TextBody">Структура исходных файлов </text:p>
                <text:list text:style-name="unorderedlist">
                  <text:list-item>
                    <text:p text:style-name="TextBody"> af – подсистема авторизации. Компилируется в af.core.jar, af.logic.jar, af.service.jar, af.delegate.jar, af.weservice.jar. Также содержит тесты для подсистемы авторизации (подпапка test). </text:p>
                  </text:list-item>
                  <text:list-item>
                    <text:p text:style-name="TextBody"> bot – поддержка ботов и ботстанций. Компилируется в wfe-botstation.jar. </text:p>
                  </text:list-item>
                  <text:list-item>
                    <text:p text:style-name="TextBody"> common – общеиспользуемые файлы. Компилируется в runa-common.jar. </text:p>
                  </text:list-item>
                  <text:list-item>
                    <text:p text:style-name="TextBody"> jbpm – ядро системы (jbpm). Компилируется в jpm.core.jar. </text:p>
                  </text:list-item>
                  <text:list-item>
                    <text:p text:style-name="TextBody"> wf – workflow подсистема. Компилруется в wf.core.jar, wf.logic.jar, wf.service.jar, wf.delegate.jar, wf.weservice.jar. Также содержит тесты для workflow подсистемы. </text:p>
                  </text:list-item>
                </text:list>
                <text:p text:style-name="TextBody">Структура ресурсов (описаны только наиболее интересные настройки) </text:p>
                <text:list text:style-name="unorderedlist">
                  <text:list-item>
                    <text:p text:style-name="TextBody"> adminkit – административные скрипты, которые при сборке помещаются в JBOSS_HOME/adminkit.  </text:p>
                  </text:list-item>
                  <text:list-item>
                    <text:p text:style-name="TextBody"> af — настройки для подсистемы авторизации </text:p>
                  </text:list-item>
                  <text:list-item>
                    <text:p text:style-name="TextBody"> af_delegate.properties — настройка делегатов для подсистемы авторизации.  </text:p>
                  </text:list-item>
                  <text:list-item>
                    <text:p text:style-name="TextBody"> af_logic.properties — задает свойства для системного администратора по умолчанию а также список действий, которые необходимо выполнить при входе исполнителя в систему и изменению статуса исполнтеля. </text:p>
                  </text:list-item>
                  <text:list-item>
                    <text:p text:style-name="TextBody"> kerberos_module.properties — настройки для kerberos аутентификации по RMI. </text:p>
                  </text:list-item>
                  <text:list-item>
                    <text:p text:style-name="TextBody"> login_module.properties — настройки модулей логирования. Разрешает или запрещает аутентификацию с использованием какого-либо модуля. </text:p>
                  </text:list-item>
                  <text:list-item>
                    <text:p text:style-name="TextBody"> ntlm_support.properties — настройки для ntlm аутентификации по RMI.  </text:p>
                  </text:list-item>
                  <text:list-item>
                    <text:p text:style-name="TextBody"> bot — настройки ботстанции.  </text:p>
                  </text:list-item>
                  <text:list-item>
                    <text:p text:style-name="TextBody"> bot_invoker.properties — задает периодичность вызова ботстанции и класс для вызова ботов. </text:p>
                  </text:list-item>
                  <text:list-item>
                    <text:p text:style-name="TextBody"> distr-build — фалы, используемые при сборке различных дистрибутивов. </text:p>
                  </text:list-item>
                  <text:list-item>
                    <text:p text:style-name="TextBody"> jboss-configuration — файлы, используемые при настройке конфигураций jboss. </text:p>
                  </text:list-item>
                  <text:list-item>
                    <text:p text:style-name="TextBody"> remote-bots — файлы используемые при сборке удаленной ботстанци. </text:p>
                  </text:list-item>
                  <text:list-item>
                    <text:p text:style-name="TextBody"> wf — настройки для подсистемы workflow </text:p>
                  </text:list-item>
                  <text:list-item>
                    <text:p text:style-name="TextBody"> graph.properties — настройки генерации графа процессов. </text:p>
                  </text:list-item>
                  <text:list-item>
                    <text:p text:style-name="TextBody"> runa_loading.properties — порядок, в котором библиотеки RunaWFE грузятся при старте системы. </text:p>
                  </text:list-item>
                  <text:list-item>
                    <text:p text:style-name="TextBody"> wf_logic.properties — основным параметром является период, с которым логи для законченных процессов переносятся в отдельные таблицы. </text:p>
                  </text:list-item>
                </text:list>
                <text:p text:style-name="TextBody">Все компоненты, предоставляющие клинтское API построены с использованием описанных выше слоев. В целях оптимизации в некоторых компонентах применяется кеширование, которое может встречаться на уровне logic или DAO. Основная функциональность по управлению кешами находится в классах CachingLogic, WFRunaHibernateInterceptor и классах соответствующих кешей. Изменения в кешируемых объектах перехватываются в WFRunaHibernateInterceptor и сообщаются посредством CachingLogic всем подписавшимся на изменения классам кешей. Транзакция, изменяющая кеш, считается закрытой по окончанию обработки ejb вызова. </text:p>
                <text:p text:style-name="TextBody">При внесении изменений в систему и её развитии иногда приходится менять схему базы данных. Для таких случаев предусмотрена функциональность по применению патчей над базой данных. Патчи применяются при старте системы и в общем случае могут не только менять структуру базы данных, но и делать какие-либо другие действия. Для добавления патча необходимо: </text:p>
                <text:list text:style-name="numberedlist">
                  <text:list-item>
                    <text:p text:style-name="TextBody"> Написать патч, реализующий интерфейс ru.runa.commons.dbpatch.DBPatch. В методе apply патч должен проделать всю работу и вернуть true в случае если патч успешно применен к системе. </text:p>
                  </text:list-item>
                  <text:list-item>
                    <text:p text:style-name="TextBody"> В классе ru.runa.af.logic.InitializerLogic добавить написанный патч в конец массива dbPatches.  </text:p>
                  </text:list-item>
                </text:list>
                <text:p text:style-name="TextBody">JBPM все действия над процессами логирует, записывая логи в таблицу JBPM_LOG. Со временем таблица логов быстро растет, что приводит к сильному замедлению работы (в основном операций, влекущих за собой вставку в таблицу логов). Для исправления ситуации в RunaWFE добавлена функциональность по переносу логов завершенных процессов в отдельные таблицы для уменьшения размера JBPM_LOG. Периодичность, с которой система проверяет на наличие логов, требующих перенос задается параметром ru.runa.wf.logrotation.period в файле wf_logic.properties. В случае, если параметр отрицательный, автоматического переноса логов не происходит (В этом случае желательно организовать перенос логов другим способом). </text:p>
                <text:p text:style-name="TextBody">В подпроекте так-же содержится реалзация части клиентского API RunaWFE в виде web-сервисов. Реализация располагается в папках src/af/webservice и src/wf/webservice. В настоящее время размер части клиентского API RunaWFE, реализованного через web-сервисы продолжает увеличиваться. </text:p>
              </text:section>
              <text:section text:style-name="Sect1" text:name="Подпроект customization ">
                <text:h text:outline-level="5" text:style-name="Heading4">Подпроект customization </text:h>
                <text:p text:style-name="TextBody"> Содержит расширения RunaWFE. Основные компоненты содержащиеся в подпроекте: </text:p>
                <text:list text:style-name="unorderedlist">
                  <text:list-item>
                    <text:p text:style-name="TextBody"> actionHandler'ы — обработчики, которые используются в бизнесс-процессах.  </text:p>
                  </text:list-item>
                  <text:list-item>
                    <text:p text:style-name="TextBody"> decisionHandler'ы — компоненты, принимающие решения и использующиеся в элементе decision. </text:p>
                  </text:list-item>
                  <text:list-item>
                    <text:p text:style-name="TextBody"> форматтеры — используются для преобразования значений к текстовому представлению и обратно. </text:p>
                  </text:list-item>
                  <text:list-item>
                    <text:p text:style-name="TextBody"> Орг-функции — используются при назначении ролей и в правилах замещения для определения заместителя. </text:p>
                  </text:list-item>
                  <text:list-item>
                    <text:p text:style-name="TextBody"> валидаторы — используются для проверки переменных в формах. </text:p>
                  </text:list-item>
                  <text:list-item>
                    <text:p text:style-name="TextBody"> varTags — генерирует html код для отображения переменной в web интерфейсе. </text:p>
                  </text:list-item>
                  <text:list-item>
                    <text:p text:style-name="TextBody"> ftlTags - генерирует html код для отображения переменной в web интерфейсе. </text:p>
                  </text:list-item>
                </text:list>
                <text:p text:style-name="TextBody">Основные папки подпроекта: </text:p>
                <text:list text:style-name="unorderedlist">
                  <text:list-item>
                    <text:p text:style-name="TextBody"> resources — содержит ресурсы подпроекта.  </text:p>
                  </text:list-item>
                  <text:list-item>
                    <text:p text:style-name="TextBody"> src — содержит исходные файлы. Структура исходных файлов соответствует компонентам. </text:p>
                  </text:list-item>
                  <text:list-item>
                    <text:p text:style-name="TextBody"> lib – содержит необходимые для сборки и работы библиотеки. </text:p>
                  </text:list-item>
                </text:list>
                <text:p text:style-name="TextBody">Структура ресурсов (описаны только наиболее интересные настройки) </text:p>
                <text:list text:style-name="unorderedlist">
                  <text:list-item>
                    <text:p text:style-name="TextBody"> ActionHandlers – папка содержит настройки для различных обработчков (ActionHandler'ы). </text:p>
                  </text:list-item>
                  <text:list-item>
                    <text:p text:style-name="TextBody"> autoShowForm.properties — если после выполнения действия в процессе существует форма, которую надо показать текущему пользователю, то она будет немедленно показана вместо перенаправления к списку заданий (в случае установки auto.show.form в true). </text:p>
                  </text:list-item>
                  <text:list-item>
                    <text:p text:style-name="TextBody"> confirmationPopup.properties — настройки для диалогов подтверждения действий. </text:p>
                  </text:list-item>
                  <text:list-item>
                    <text:p text:style-name="TextBody"> emailTaskNotifier.properties — настройки для оповещения пользователей о новых заданиях по email. </text:p>
                  </text:list-item>
                </text:list>
              </text:section>
              <text:section text:style-name="Sect1" text:name="Подпроект web ">
                <text:h text:outline-level="5" text:style-name="Heading4">Подпроект web </text:h>
                <text:p text:style-name="TextBody"> Содержит web нтерфейс системы RunaWFE. </text:p>
                <text:p text:style-name="TextBody">Web интерфейс построен на основе технологий JSP и Struts. </text:p>
                <text:p text:style-name="TextBody">Основные папки подпроекта: </text:p>
                <text:list text:style-name="unorderedlist">
                  <text:list-item>
                    <text:p text:style-name="TextBody"> resources — содержит ресурсы подпроекта.  </text:p>
                  </text:list-item>
                  <text:list-item>
                    <text:p text:style-name="TextBody"> src — содержит исходные файлы. </text:p>
                  </text:list-item>
                  <text:list-item>
                    <text:p text:style-name="TextBody"> lib – содержит необходимые для сборки и работы библиотеки. </text:p>
                  </text:list-item>
                </text:list>
                <text:p text:style-name="TextBody">Структура ресурсов (описаны только наиболее интересные настройки) </text:p>
                <text:list text:style-name="unorderedlist">
                  <text:list-item>
                    <text:p text:style-name="TextBody"> merge tooltip web — спользуются при создании war файла </text:p>
                  </text:list-item>
                  <text:list-item>
                    <text:p text:style-name="TextBody"> portlet — содержат файлы специфичные для сборки web интерфейса в виде портлетов </text:p>
                  </text:list-item>
                  <text:list-item>
                    <text:p text:style-name="TextBody"> kerberos_web_support.properties ntlm_support.properties — настройки для kerberos и ntlm аутентификации через броузер. </text:p>
                  </text:list-item>
                </text:list>
                <text:p text:style-name="TextBody">Web интерфейс написан таким образом, что бы сборка версии в виде портлетов происходила из тех же исходников, что и обычный web интерфейс. Для поддержания исходных текстов в корректном для сбора портлетов состояни необходимо: </text:p>
                <text:list text:style-name="unorderedlist">
                  <text:list-item>
                    <text:p text:style-name="TextBody"> URL'и в jsp страницах формировать вызовом html:rewrite (См. main_layout.jsp).  </text:p>
                  </text:list-item>
                  <text:list-item>
                    <text:p text:style-name="TextBody"> Для формирования URL в java коде использовать методы из класса ru.runa.common.web.Commons. </text:p>
                  </text:list-item>
                </text:list>
                <text:p text:style-name="TextBody">Для установки RunaWFE с портлетами необходимо: </text:p>
                <text:list text:style-name="numberedlist">
                  <text:list-item>
                    <text:p text:style-name="TextBody"> В качестве jboss взять jboss-portal </text:p>
                  </text:list-item>
                  <text:list-item>
                    <text:p text:style-name="TextBody"> Установить RunaWFE (ant install.wfe в корне проекта) </text:p>
                  </text:list-item>
                  <text:list-item>
                    <text:p text:style-name="TextBody"> Собрать подпроект web с заданием portlet.dist (ant portlet.dist). </text:p>
                  </text:list-item>
                  <text:list-item>
                    <text:p text:style-name="TextBody"> Заменить wfe.war файл находящийся в JOSS_HOME/server/default/deploy на файл, содержацийся в папке deploy (собранный на предыдущем шаге). </text:p>
                  </text:list-item>
                  <text:list-item>
                    <text:p text:style-name="TextBody"> Скопировать jbpm.core.jar из server/default/deploy в server/default/lib </text:p>
                  </text:list-item>
                  <text:list-item>
                    <text:p text:style-name="TextBody"> Удалить jbpm-*.jar из server/default/deploy/jboss-portal.sar </text:p>
                  </text:list-item>
                </text:list>
              </text:section>
              <text:section text:style-name="Sect1" text:name="Подпроект bots ">
                <text:h text:outline-level="5" text:style-name="Heading4">Подпроект bots </text:h>
                <text:p text:style-name="TextBody"> Содержит ботов для системы RunaWFE и стандартные исполнители ботов. </text:p>
                <text:p text:style-name="TextBody">Основные папки подпроекта: </text:p>
                <text:list text:style-name="unorderedlist">
                  <text:list-item>
                    <text:p text:style-name="TextBody"> resources — содержит ресурсы подпроекта.  </text:p>
                  </text:list-item>
                  <text:list-item>
                    <text:p text:style-name="TextBody"> src — содержит исходные файлы. </text:p>
                  </text:list-item>
                  <text:list-item>
                    <text:p text:style-name="TextBody"> lib – содержит необходимые для сборки и работы библиотеки. </text:p>
                  </text:list-item>
                </text:list>
                <text:p text:style-name="TextBody">Структура ресурсов (описаны только наиболее интересные настройки). </text:p>
                <text:p text:style-name="TextBody">В основном в ресурсах содержатся настройки для ботов по умолчаню. Особый интерес представляют файлы: </text:p>
                <text:list text:style-name="unorderedlist">
                  <text:list-item>
                    <text:p text:style-name="TextBody"> bot_invoker.properties — настройки вызывателя ботов (класс вызывателя и период вызова ботов) </text:p>
                  </text:list-item>
                  <text:list-item>
                    <text:p text:style-name="TextBody"> botstation.xml — настройки ботстанции. Пользователь под которым должна работать ботстанция и количество потоков, в которых выполнять задания. </text:p>
                  </text:list-item>
                </text:list>
              </text:section>
              <text:section text:style-name="Sect1" text:name="Подпроект rtn ">
                <text:h text:outline-level="5" text:style-name="Heading4">Подпроект rtn </text:h>
                <text:p text:style-name="TextBody"> Содержит клиент-оповещатель системы RunaWFE. </text:p>
                <text:p text:style-name="TextBody">Основные папки подпроекта: </text:p>
                <text:list text:style-name="unorderedlist">
                  <text:list-item>
                    <text:p text:style-name="TextBody"> resources — содержит ресурсы подпроекта.  </text:p>
                  </text:list-item>
                  <text:list-item>
                    <text:p text:style-name="TextBody"> src — содержит исходные файлы. </text:p>
                  </text:list-item>
                  <text:list-item>
                    <text:p text:style-name="TextBody"> lib – содержит необходимые для сборки и работы библиотеки. </text:p>
                  </text:list-item>
                </text:list>
              </text:section>
              <text:section text:style-name="Sect1" text:name="Подпроект gpd ">
                <text:h text:outline-level="5" text:style-name="Heading4">Подпроект gpd </text:h>
                <text:p text:style-name="TextBody"> Содержит графический редактор процессов. Документацию по разработке gpd см. в Process-editor_Developer_guide </text:p>
              </text:section>
              <text:section text:style-name="Sect1" text:name="Подпроект os-specific ">
                <text:h text:outline-level="5" text:style-name="Heading4">Подпроект os-specific </text:h>
                <text:p text:style-name="TextBody"> Содержит ant'кие свойства и задания специфичные для различных платформ. </text:p>
              </text:section>
              <text:section text:style-name="Sect1" text:name="Подпроект abs ">
                <text:h text:outline-level="5" text:style-name="Heading4">Подпроект abs </text:h>
                <text:p text:style-name="TextBody"> Содержит файлы автосборки. </text:p>
              </text:section>
            </text:section>
          </text:section>
        </text:section>
        <text:section text:style-name="Sect1" text:name="Обработчики («Handler»-интерфейсы) ">
          <text:h text:outline-level="2" text:style-name="Heading1">Обработчики («Handler»-интерфейсы) </text:h>
          <text:p text:style-name="TextBody"> В системе RunaWFE есть возможность вызвать выполнение java-кода при наступлении определенных событий в бизнес-процессе, например, проход точки управления по определенному переходу. Java код должен быть реализован в методе execute() класса, реализующего соответствующий Handler-интерфейс. Этот класс должен быть загружен в систему.  </text:p>
          <text:p text:style-name="TextBody">Список Handler-интерфейсов: </text:p>
          <text:list text:style-name="unorderedlist">
            <text:list-item>
              <text:p text:style-name="TextBody"> ActionHandler – интерфейс, дающий возможность определять собственные реализации классов Action </text:p>
            </text:list-item>
            <text:list-item>
              <text:p text:style-name="TextBody"> TaskHandler - интерфейс, дающий возможность реализовывать алгоритм для автоматического выполнения задачи ботом </text:p>
            </text:list-item>
            <text:list-item>
              <text:p text:style-name="TextBody"> AssignmentHandler – интерфейс, дающий возможность реализовывать собственные алгоритмы назначения роли-дорожки </text:p>
            </text:list-item>
            <text:list-item>
              <text:p text:style-name="TextBody"> DecisionHandler – интерфейс, дающий возможность реализовывать собственные алгоритмы для определения поведения элемента Decision </text:p>
            </text:list-item>
            <text:list-item>
              <text:p text:style-name="TextBody"> ForkHandler – интерфейс, дающий возможность реализовывать собственные алгоритмы для определения поведения элемента Fork </text:p>
            </text:list-item>
            <text:list-item>
              <text:p text:style-name="TextBody"> JoinHandler – интерфейс, дающий возможность реализовывать собственные алгоритмы для определения поведения элемента Join. </text:p>
            </text:list-item>
            <text:list-item>
              <text:p text:style-name="TextBody"> ProcessInvocationHandler – интерфейс, дающий возможность реализовывать собственные алгоритмы для запуска подпроцесса. </text:p>
            </text:list-item>
          </text:list>
          <text:p text:style-name="TextBody">Замечание про BSHActionHandler. </text:p>
          <text:p text:style-name="TextBody"><text:span text:style-name="Bold">BSHActionHandler</text:span> используется для пересчета значений переменных БП.</text:p>
          <text:p text:style-name="TextBody">Конфигурацией является корректный код BeanShell ( <text:a xlink:href="http://www.beanshell.org/"> www.beanshell.org</text:a> ),  </text:p>
          <text:p text:style-name="TextBody">который по синтаксису очень похож на Java и из которого можно делать вызов в Java. </text:p>
          <text:p text:style-name="TextBody">Пример конфигурации: </text:p>
          <text:p text:style-name="TextBody">My_date = new java.util.Date(); </text:p>
          <text:p text:style-name="TextBody">My_rnd = new java.util.Random(1000).nextInt(); </text:p>
          <text:p text:style-name="TextBody">My_time = java.lang.System.currentTimeMillis(); </text:p>
          <text:p text:style-name="TextBody">Измененные в процессе исполнения скрипта переменные изменят свое значение в БП.Будут изменены лишь переменные, которые до этого уже существовали в БП, создание новых не поддерживается. </text:p>
        </text:section>
        <text:section text:style-name="Sect1" text:name="Как написать обработчик (ActionHandler) ">
          <text:h text:outline-level="2" text:style-name="Heading1">Как написать обработчик (ActionHandler) </text:h>
          <text:p text:style-name="TextBody"> Обработчик (ActionHandler) – компонент системы RunaWFE испоьзующиеся для выполнения каких либо действий при возникновении определенных событий в системе (проход по определенному переходу в бизнес-процессе, приход или уход управления из узла и т.п.). Все входящие в поставку RunaWFE обработчики находятся в подпроекте customization.  </text:p>
          <text:p text:style-name="TextBody">Обработик должен реализовывать интерфейс org.jbpm.graph.def.ActionHandler. Создание экземпляра обработчика в системе RunaWFE происходит с использованием конструктора по умолчанию и передачей параметров обработчику вызовом метода setConfiguration(String).  </text:p>
          <text:p text:style-name="TextBody">При написании нового обработчика рекомендуется наследовать его от абстрактного класса BaseActionHandler (находящегося в том же подпроекте customization). В методе setConfiguration обработчик должен запомнить свои параметры (если обработчик их ожидает), а в методе execute происходит непосредственная обработка и выполнение требуемых действий.  </text:p>
          <text:p text:style-name="TextBody">В случае, если при выполнении обработчика произошла ошибка, произойдет откат транзакции и состояние процесса будет возвращено к заданию, исполнение которого повлекло вызов обработчика. </text:p>
        </text:section>
        <text:section text:style-name="Sect1" text:name="Как написать обработчик для Decision (ветвление) ">
          <text:h text:outline-level="2" text:style-name="Heading1">Как написать обработчик для Decision (ветвление) </text:h>
          <text:p text:style-name="TextBody"> Обработчик для Decision является java-классом, реализующим интерфейс org.jbpm.delegation.DecisionHandler. Интерфейс содержит один метод decide(ExecutionContext executionContext), который возвращает имя выбранного перехода (одного из выходящих из данного ветвления). </text:p>
          <text:p text:style-name="TextBody">В настоящее время существуют следующие реализации интерфейса DecisionHandler: </text:p>
          <text:list text:style-name="unorderedlist">
            <text:list-item>
              <text:p text:style-name="TextBody"> ru.runa.wf.jbpm.delegation.decision.BSFDecisionHandler – обработчик, на основе BSF – скрипта. (находится в подпроекте customization) </text:p>
            </text:list-item>
            <text:list-item>
              <text:p text:style-name="TextBody"> org.jbpm.delegation.decision.ExpressionDecisionHandler – незаконченный класс проекта JBOSS jBpm </text:p>
            </text:list-item>
          </text:list>
          <text:p text:style-name="TextBody">Классы могут быть сконфигурированы с использованием конструктора принимающего строку, либо с использованием конструктора по умолчанию и матода setConfiguration. Выбор способа конфигурирования зависит от исполняемого бизнес-процесса и рекомендуется реализовывать оба метода. </text:p>
          <text:p text:style-name="TextBody">В бизнес-процессе (файл processdefinition.XML) обработчик для Decision указывается в теле &lt;decision&gt; при помощи подэлемента handler.В качестве параметра class тега &lt;delegation&gt; указывается класс-обработчик для Decision, параметр config-type указывает на способ создания и конфигурирования класса (по умолчанию через setConfiguration), а внутри тега &lt;handler&gt; содержится конфигурация для этого класса. </text:p>
        </text:section>
        <text:section text:style-name="Sect1" text:name="Как реализовать класс-формат для переменных бизнес-процесса  ">
          <text:h text:outline-level="2" text:style-name="Heading1">Как реализовать класс-формат для переменных бизнес-процесса  </text:h>
          <text:p text:style-name="TextBody"> Класс должен наследовать абстрактный класс ru.runa.commons.format.WebFormat </text:p>
          <text:p text:style-name="TextBody">Основной метод интерфейса: </text:p>
          <text:list text:style-name="unorderedlist">
            <text:list-item>
              <text:p text:style-name="TextBody"> Object parse(String[] source) </text:p>
            </text:list-item>
          </text:list>
          <text:p text:style-name="TextBody">То есть класс-формат для переменных бизнес-процесса должен преобразовывать полученные из HTTP запроса данные переменной в виде строк в экземпляр Java-класса (который собственно и будет переменной бизнес-процесса) </text:p>
          <text:p text:style-name="TextBody">Классы-форматы для переменных бизнес-процесса используются в языке jpdl для RunaWFE (в теге &lt;variable&gt; файла forms.xml архива бизнес-процесса) для определения переменных бизнес-процесса. </text:p>
          <text:p text:style-name="TextBody">В настоящее время в RunaWFE существуют следующие классы-форматы для переменных бизнес-процесса: </text:p>
          <text:list text:style-name="unorderedlist">
            <text:list-item>
              <text:p text:style-name="TextBody"> ru.runa.wf.web.forms.format.BooleanFormat – формат для логических переменных </text:p>
            </text:list-item>
            <text:list-item>
              <text:p text:style-name="TextBody"> ru.runa.wf.web.forms.format.DateFormat – формат для переменных типа Дата </text:p>
            </text:list-item>
            <text:list-item>
              <text:p text:style-name="TextBody"> ru.runa.wf.web.forms.format.DateTimeFormat – формат для переменных типа Дата - Время </text:p>
            </text:list-item>
            <text:list-item>
              <text:p text:style-name="TextBody"> ru.runa.wf.web.forms.format.TimeFormat – формат для типа Время </text:p>
            </text:list-item>
            <text:list-item>
              <text:p text:style-name="TextBody"> org.jbpm.web.formgen.format.DefaultFormat – формат по умолчанию (для переменных типа Строка) </text:p>
            </text:list-item>
            <text:list-item>
              <text:p text:style-name="TextBody"> org.jbpm.web.formgen.format.DoubleFormat – формат для числа с плавающей точкой </text:p>
            </text:list-item>
            <text:list-item>
              <text:p text:style-name="TextBody"> ru.runa.wf.web.forms.format.StringFormat – формат для переменных типа  </text:p>
            </text:list-item>
            <text:list-item>
              <text:p text:style-name="TextBody"> ru.runa.wf.web.forms.format.ArrayListFormat – формат для переменных типа Список (java.util.ArrayList) </text:p>
            </text:list-item>
            <text:list-item>
              <text:p text:style-name="TextBody"> ru.runa.wf.web.forms.format.StringArrayFormat – формат для переменных типа Массив (String[]) </text:p>
            </text:list-item>
            <text:list-item>
              <text:p text:style-name="TextBody"> ru.runa.wf.web.forms.format.LongFormat – формат для целого числа (Long) </text:p>
            </text:list-item>
            <text:list-item>
              <text:p text:style-name="TextBody"> ru.runa.wf.web.forms.format.FileFormat – формат для переменных типа Файл (FileVariable) </text:p>
            </text:list-item>
          </text:list>
        </text:section>
        <text:section text:style-name="Sect1" text:name="Как написать функцию над организационной структурой ">
          <text:h text:outline-level="2" text:style-name="Heading1">Как написать функцию над организационной структурой </text:h>
          <text:p text:style-name="TextBody"> Функции над организационной структурой в системе RunaWFE применяются, например, при инициализации Ролей-Дорожек и в правилах замещения. </text:p>
          <text:p text:style-name="TextBody">Класс, соответствующий функции над организационной структурой, должен реализовывать интерфейс ru.runa.af.organizationfunction.OrganizationFunction. </text:p>
          <text:p text:style-name="TextBody">Интерфейс содержит одну функцию long[] getExecutorIds(Object[] parameters). Эта функция должна возвращать массив идентификаторов Исполнителей.  </text:p>
          <text:p text:style-name="TextBody">После того, как функция написана и загружена в систему, ее можно использовать при разработке бизнес-процессов. </text:p>
          <text:p text:style-name="TextBody">В бизнес-процессе (файл processdefinition.XML) обработчик функции над оргструктурой используются при определении Ролей-Дорожек: указывается внутри тега swimlane, в теле тега &lt;assignment&gt;.В качестве параметра class тега &lt;assignment&gt; указывается класс-обработчик для инциализаци swimlane: ru.runa.wf.jbpm.delegation.assignment.AssignmentHandler </text:p>
          <text:p text:style-name="TextBody">Внутри тега &lt;assignment&gt; содержится конфигурация для этого класса, которая представляет собой имя класса-наследника интерфейса OrganizationFunction и список параметров в скобках. В качестве параметра может выступать конкретное значение или имя переменной бизнес процесса в фигурных скобках, перед которым стоит значок $ (в этом случае в функцию в качестве параметра будет передано значение этой переменной) </text:p>
        </text:section>
        <text:section text:style-name="Sect1" text:name="Как реализовать свой графический элемент для ввода или отображения данных в форме. ">
          <text:h text:outline-level="2" text:style-name="Heading1">Как реализовать свой графический элемент для ввода или отображения данных в форме. </text:h>
          <text:p text:style-name="TextBody"> Классы, реализующие интерфейс ru.runa.wf.web.html.VarTag, в системе RunaWFE применяются при разработке форм для бизнес-процессов. </text:p>
          <text:p text:style-name="TextBody">Интерфейс содержит одну функцию getHtml(Subject subject, String varName, Object varValue, PageContext pageContext). Здесь varName – имя переменной бизнес-процесса, varValue – значение переменной. В реализующем интерфейс VarTag классе эта функция вернет HTML код, который будет вставлен в соответствующее место HTML-формы для бизнес-процесса. </text:p>
          <text:p text:style-name="TextBody">Графический элемент для ввода или отображения данных в форме бизнес-процесса для системы RunaWFE оформляется в виде тега, «расширяющего» HTML для используемых в RunaWFE форм для бизнес-процессов: &lt;customtag&gt; </text:p>
          <text:p text:style-name="TextBody">Параметры тега: </text:p>
          <text:list text:style-name="unorderedlist">
            <text:list-item>
              <text:p text:style-name="TextBody"> var – имя переменной бизнес-процесса </text:p>
            </text:list-item>
            <text:list-item>
              <text:p text:style-name="TextBody"> delegation – имя класса, реализующего интерфейс ru.runa.wf.web.html.VarTag </text:p>
            </text:list-item>
          </text:list>
          <text:p text:style-name="TextBody">В настоящее время существуют следующие реализации интерфейса VarTag: </text:p>
          <text:list text:style-name="unorderedlist">
            <text:list-item>
              <text:p text:style-name="TextBody"> ActorFullNameDisplayVarTag - класс для визуализации Actor’а (ФИО) </text:p>
            </text:list-item>
            <text:list-item>
              <text:p text:style-name="TextBody"> ActorNameDisplayVarTag - класс для визуализации Actor’а (Имя) </text:p>
            </text:list-item>
            <text:list-item>
              <text:p text:style-name="TextBody"> SubordinateAutoCompletingComboboxVarTag – класс для визуализации иерархии подчиненных </text:p>
            </text:list-item>
            <text:list-item>
              <text:p text:style-name="TextBody"> AbstractDateTimeInputVarTag – абстрактный класс для времени </text:p>
            </text:list-item>
            <text:list-item>
              <text:p text:style-name="TextBody"> DateInputVarTag – класс для ввода даты </text:p>
            </text:list-item>
            <text:list-item>
              <text:p text:style-name="TextBody"> DateTimeInputVarTag – класс для ввода даты и времени </text:p>
            </text:list-item>
            <text:list-item>
              <text:p text:style-name="TextBody"> ComboBoxVarTag - абстрактный класс для выбора Actor’ов из списка </text:p>
            </text:list-item>
            <text:list-item>
              <text:p text:style-name="TextBody"> ActorComboboxVarTag - класс для выбора Actor’ов из списка </text:p>
            </text:list-item>
            <text:list-item>
              <text:p text:style-name="TextBody"> AutoCompletionComboBoxVarTag </text:p>
            </text:list-item>
            <text:list-item>
              <text:p text:style-name="TextBody"> GroupMembersComboboxVarTag - класс для выбора из списка Actor’ов – членов определенной группы </text:p>
            </text:list-item>
            <text:list-item>
              <text:p text:style-name="TextBody"> DateTimeValueDisplayVarTag - класс для визуализации даты и времени </text:p>
            </text:list-item>
            <text:list-item>
              <text:p text:style-name="TextBody"> DateValueDisplayVarTag - класс для визуализации даты </text:p>
            </text:list-item>
            <text:list-item>
              <text:p text:style-name="TextBody"> FileVariableValueDownloadVarTag - класс для визуализации имени файла и возможного download’а </text:p>
            </text:list-item>
            <text:list-item>
              <text:p text:style-name="TextBody"> HiddenDateTimeInputVarTag </text:p>
            </text:list-item>
            <text:list-item>
              <text:p text:style-name="TextBody"> TimeValueDisplayVarTag </text:p>
            </text:list-item>
            <text:list-item>
              <text:p text:style-name="TextBody"> VariableValueDisplayVarTag - класс для визуализации строковых переменных </text:p>
            </text:list-item>
          </text:list>
        </text:section>
        <text:section text:style-name="Sect1" text:name="Как реализовать FreeMarker тег для формы. ">
          <text:h text:outline-level="2" text:style-name="Heading1">Как реализовать FreeMarker тег для формы. </text:h>
          <text:p text:style-name="TextBody"> Классы, расширяющие абстрактный класс ru.runa.commons.ftl.FreemarkerTag, в системе RunaWFE применяются при разработке FTL форм для бизнес-процессов. </text:p>
          <text:p text:style-name="TextBody">Нужно реализовать метод: </text:p>
          <text:p text:style-name="Preformatted">protected<text:s/>abstract<text:s/>Object<text:s/>executeTag()<text:s/>throws<text:s/>TemplateModelException;</text:p>
          <text:p text:style-name="TextBody">Во время исполнения тега имеется доступ к проинициализированным переменным типа Subject, PageContext и списку переменных формы. Возвращаемое значение может быть любым, с этим объектом далее можно проделывать любые операции с помощью freemarker expression language. </text:p>
          <text:p text:style-name="TextBody">Пример использования: </text:p>
          <text:p text:style-name="Preformatted">public<text:s/>class<text:s/>GroupMembersTag<text:s/>extends<text:s/>FreemarkerTag<text:s/>{<text:s/><text:s/><text:s/><text:s/><text:s/>@Override<text:s/><text:s/><text:s/><text:s/><text:s/>protected<text:s/>Object<text:s/>executeTag()<text:s/>throws<text:s/>TemplateModelException<text:s/>{<text:s/><text:s/><text:s/><text:s/><text:s/><text:s/><text:s/><text:s/><text:s/>String<text:s/>varName<text:s/>=<text:s/>getParameterAs(String.class,<text:s/>0);<text:s/><text:s/><text:s/><text:s/><text:s/><text:s/><text:s/><text:s/><text:s/>String<text:s/>groupVarName<text:s/>=<text:s/>getParameterAs(String.class,<text:s/>1);<text:s/><text:s/><text:s/><text:s/><text:s/><text:s/><text:s/><text:s/><text:s/>String<text:s/>view<text:s/>=<text:s/>getParameterAs(String.class,<text:s/>2);<text:s/><text:s/><text:s/><text:s/><text:s/><text:s/><text:s/><text:s/><text:s/>String<text:s/>groupName<text:s/>=<text:s/>(String)<text:s/>variables.get(groupVarName);<text:s/><text:s/><text:s/><text:s/><text:s/><text:s/><text:s/><text:s/><text:s/>List&lt;Actor&gt;<text:s/>actors<text:s/>=<text:s/>getActors(subject,<text:s/>groupName);<text:s/><text:s/><text:s/><text:s/><text:s/><text:s/><text:s/><text:s/><text:s/>if<text:s/>("all".equals(view))<text:s/>{<text:s/><text:s/><text:s/><text:s/><text:s/><text:s/><text:s/><text:s/><text:s/><text:s/><text:s/><text:s/><text:s/>return<text:s/>getHtml(actors,<text:s/>varName);<text:s/><text:s/><text:s/><text:s/><text:s/><text:s/><text:s/><text:s/><text:s/>}<text:s/>else<text:s/>if<text:s/>("raw".equals(view))<text:s/>{<text:s/><text:s/><text:s/><text:s/><text:s/><text:s/><text:s/><text:s/><text:s/><text:s/><text:s/><text:s/><text:s/>return<text:s/>actors;<text:s/><text:s/><text:s/><text:s/><text:s/><text:s/><text:s/><text:s/><text:s/>}<text:s/>else<text:s/>{<text:s/><text:s/><text:s/><text:s/><text:s/><text:s/><text:s/><text:s/><text:s/><text:s/><text:s/><text:s/><text:s/>throw<text:s/>new<text:s/>TemplateModelException("Unexpected<text:s/>value<text:s/>of<text:s/>VIEW<text:s/>parameter:<text:s/>"<text:s/>+<text:s/>view);<text:s/><text:s/><text:s/><text:s/><text:s/><text:s/><text:s/><text:s/><text:s/>}<text:s/><text:s/><text:s/><text:s/><text:s/>}<text:s/><text:s/><text:s/><text:s/><text:s/>@Override<text:s/><text:s/><text:s/><text:s/><text:s/>protected<text:s/>int<text:s/>getParametersCount()<text:s/>{<text:s/><text:s/><text:s/><text:s/><text:s/><text:s/><text:s/><text:s/><text:s/>return<text:s/>3;<text:s/><text:s/><text:s/><text:s/><text:s/>}}</text:p>
          <text:p text:style-name="TextBody"/>
          <text:section text:style-name="Sect1" text:name="Как добавить поддержку Ajax на форме ">
            <text:h text:outline-level="3" text:style-name="Heading2">Как добавить поддержку Ajax на форме </text:h>
            <text:p text:style-name="TextBody"> Классы, расширяющие абстрактный класс ru.runa.wf.web.ftl.AjaxFreemarkerTag (он наследуется от вышеописанного ru.runa.commons.ftl.FreemarkerTag), в системе RunaWFE применяются при разработке взаимодействия пользователя с сервером на форме с использованием технологии Ajax. </text:p>
            <text:p text:style-name="TextBody">Методы:  </text:p>
            <text:p text:style-name="Preformatted">protected<text:s/>abstract<text:s/>String<text:s/>renderRequest();</text:p>
            <text:p text:style-name="Preformatted">public<text:s/>void<text:s/>processAjaxRequest(HttpServletRequest<text:s/>request,<text:s/>HttpServletResponse<text:s/>response);</text:p>
            <text:p text:style-name="TextBody"><text:span text:style-name="Bold">renderRequest</text:span> вызывается при начальном отображении тега (показе формы), а <text:span text:style-name="Bold">processAjaxRequest</text:span> вызывается с помощью JavaScript формы (либо периодически, либо при каких-либо действиях пользователя).</text:p>
            <text:p text:style-name="TextBody">В качестве примера можно посмотреть класс ru.runa.wf.web.ftl.tags.AjaxGroupMembersTag, который в методе <text:span text:style-name="Bold">renderRequest</text:span> отображает 2 комбо-бокса (список групп и список пользователей), а <text:span text:style-name="Bold">processAjaxRequest</text:span> вызывается когда пользователь изменяет выбор группы в первом комбо-боксе.</text:p>
          </text:section>
        </text:section>
        <text:section text:style-name="Sect1" text:name=" Механизм добавления ссылок на главную страницу RunaWFE ">
          <text:h text:outline-level="2" text:style-name="Heading1"> Механизм добавления ссылок на главную страницу RunaWFE </text:h>
          <text:p text:style-name="TextBody"> Для добавления ссылки на отчет «список заявок» на главную страницу веб интерфейса надо: </text:p>
          <text:p text:style-name="TextBody">1. Создать класс, полностью аналогичный классу, находящемуся в приложении и поместить туда ссылки. </text:p>
          <text:p text:style-name="TextBody">2. Задать имя этого класса в файле main_page.properties </text:p>
          <text:p text:style-name="Preformatted">Для<text:s/>класса<text:s/>из<text:s/>приложения<text:s/>содержимое<text:s/>этого<text:s/>файла<text:s/>будет<text:s/>выглядеть<text:s/>вот<text:s/>так:</text:p>
          <text:p text:style-name="Preformatted">ru.runa.web.additional_links=ru.runa.wf.web.RunaMainPageLinks</text:p>
          <text:p text:style-name="TextBody">3. Поместить main_page.properties в директорию  server/default/conf на jboss </text:p>
        </text:section>
        <text:section text:style-name="Sect1" text:name="Описание системы аутентификации - авторизации ">
          <text:h text:outline-level="2" text:style-name="Heading1">Описание системы аутентификации - авторизации </text:h>
          <text:p text:style-name="TextBody"><text:span text:style-name="Bold">Аутентификация.</text:span></text:p>
          <text:p text:style-name="TextBody">Аутентификация в системе RunaWFE основана на JAAS (авторизация – нет, авторизация – «собственная»). В соответствии с JAAS для каждого вида должен быть разработан специальный класс, реализующий интерфейс javax.security.auth.spi.LoginModule. </text:p>
          <text:p text:style-name="TextBody">Разработанные в системе RunaWFE LoginModule-классы находятся в папке ru.runa.af.authentication. Разработаны следующие логин-модули: </text:p>
          <text:list text:style-name="unorderedlist">
            <text:list-item>
              <text:p text:style-name="TextBody"> для аутентификации во внутренней базе данных (устанавливается «по умолчанию» в дистрибутиве системы) </text:p>
            </text:list-item>
            <text:list-item>
              <text:p text:style-name="TextBody"> «заготовка» для аутентификации в LDAP </text:p>
            </text:list-item>
            <text:list-item>
              <text:p text:style-name="TextBody"> для аутентификации в AD </text:p>
            </text:list-item>
            <text:list-item>
              <text:p text:style-name="TextBody"> для аутентификации через Kerberos </text:p>
            </text:list-item>
            <text:list-item>
              <text:p text:style-name="TextBody"> для аутентификации через NTLM </text:p>
            </text:list-item>
          </text:list>
          <text:p text:style-name="TextBody"><text:span text:style-name="Bold">Авторизация.</text:span></text:p>
          <text:p text:style-name="TextBody">Описание логического механизма системы авторизации изложено в документе «RunaWFE. Руководство администратора». </text:p>
          <text:p text:style-name="TextBody">Реализация системы авторизации находится в папке ru.runa.af </text:p>
        </text:section>
        <text:section text:style-name="Sect1" text:name="Инициализация ролей-дорожек и система заместителей ">
          <text:h text:outline-level="2" text:style-name="Heading1">Инициализация ролей-дорожек и система заместителей </text:h>
          <text:p text:style-name="TextBody"><text:span text:style-name="Emphasis">(Этот раздел будет перенесен в руководство администратора, немножко в руководство пользователя и здесь останеться только ссылка.)</text:span></text:p>
          <text:p text:style-name="TextBody">В системе существует возможность в некоторых случаях (например, если исполнитель текущего задания болеет) перенаправлять задания другим исполнителям. Реализовано это при помощи правил замещения и статуса пользователя. </text:p>
          <text:section text:style-name="Sect1" text:name="Роли-Дорожки и их инициализация ">
            <text:h text:outline-level="3" text:style-name="Heading2">Роли-Дорожки и их инициализация </text:h>
            <text:p text:style-name="TextBody"> В бизнес-процессе определен набор специальных локальных переменных Ролей-Дорожек (см. Глоссарий), с каждой Ролью-Дорожкой связан специальный оператор - Инициализатор.  </text:p>
            <text:p text:style-name="TextBody">Каждому Действию бизнес-процесса поставлена в соответствие одна из Ролей-Дорожек. </text:p>
            <text:p text:style-name="TextBody">Инициализация Роли-Дорожки состоит в том, что Инициализатор ставит ей в соответствие множество Пользователей.  </text:p>
            <text:p text:style-name="TextBody">Сужение Роли-Дорожки состоит в том, что из множества Пользователей, поставленных ей в соответствие, исключаются все Пользователи, кроме одного. </text:p>
            <text:p text:style-name="TextBody">Алгоритм работы Инициализатора определяется Формулой инициализации над Исполнителями, переменными бизнес-процесса и Функциями над Исполнителями.  </text:p>
            <text:p text:style-name="TextBody">Формула инициализации представляет собой оператор присваивания, в левой части которого находится имя Роли-Дорожки, а в правой Исполнитель, переменная бизнес-процесса или Функция над Исполнителями с набором фактических  параметров.  </text:p>
          </text:section>
          <text:section text:style-name="Sect1" text:name="Списки заданий. ">
            <text:h text:outline-level="3" text:style-name="Heading2">Списки заданий. </text:h>
            <text:p text:style-name="TextBody"> Для каждого Пользователя формируются задания, состоящие из: </text:p>
            <text:list text:style-name="unorderedlist">
              <text:list-item>
                <text:p text:style-name="TextBody"> Задания данному пользователю или группам, в которые входит пользователь </text:p>
              </text:list-item>
              <text:list-item>
                <text:p text:style-name="TextBody"> Задания другим пользователям, перенаправленные данному пользователю по замещению </text:p>
              </text:list-item>
            </text:list>
            <text:p text:style-name="TextBody"><text:span text:style-name="Emphasis">Списки перенаправленных заданий </text:span>определены в разделе «Правила назначения заместителя». </text:p>
            <text:p text:style-name="TextBody">Если роль-дорожка проинициализирована группой пользователей, то выполнить такое задание может любой член группы. После того, как какой-либо из Пользователей, входящих в группу, выполнит задание, эта роль-дорожка реинициализируется данным пользователем и он в дальнейшем должен будет выполнять все задания, присвоенные рол-дорожке. Если необходимо что бы каждый раз при приходе управления в задание, роль-дорожка нициализировалась заново (что бы выполнение задания мог выполнять не только пользователь, выполнивший предыдущее задание, с указанной роль-дорожкой), то при разработке бизнес-процесса для необходимо отметить галочку 'реинициализировать роль-дорожку'. </text:p>
          </text:section>
          <text:section text:style-name="Sect1" text:name="Статус пользователя. ">
            <text:h text:outline-level="3" text:style-name="Heading2">Статус пользователя. </text:h>
            <text:p text:style-name="TextBody"> У Пользователя может быть один из следующих статусов: </text:p>
            <text:list text:style-name="unorderedlist">
              <text:list-item>
                <text:p text:style-name="TextBody"> Активен (присутствует) </text:p>
              </text:list-item>
              <text:list-item>
                <text:p text:style-name="TextBody"> Не активен (отсутствует) </text:p>
              </text:list-item>
            </text:list>
          </text:section>
          <text:section text:style-name="Sect1" text:name="Правила назначения заместителя. ">
            <text:h text:outline-level="3" text:style-name="Heading2">Правила назначения заместителя. </text:h>
            <text:p text:style-name="TextBody"> В некоторых случаях задание может быть перенаправлено другому Пользователю (заместителю). </text:p>
            <text:p text:style-name="TextBody">Заместитель назначается при помощи набора правил замещения Пользователя. Набор является упорядоченным списком правил. </text:p>
            <text:p text:style-name="TextBody">В общем случае правило является функцией над оргструктурой, которая возвращает заместителя. </text:p>
            <text:p text:style-name="TextBody">Предусмотрен также стандартный тип правила, параметры которого можно задать через графический интерфейс системы. Список параметров этого типа правила: </text:p>
            <text:list text:style-name="unorderedlist">
              <text:list-item>
                <text:p text:style-name="TextBody"> Замещаемый Пользователь (Пользователь) </text:p>
              </text:list-item>
              <text:list-item>
                <text:p text:style-name="TextBody"> Заместитель (Пользователь, Функция над оргструктурой, возвращающая Пользователя) </text:p>
              </text:list-item>
              <text:list-item>
                <text:p text:style-name="TextBody"> Применимо ли правило (Логическая функция) </text:p>
              </text:list-item>
            </text:list>
            <text:p text:style-name="TextBody">Пример правила назначения заместителя: </text:p>
            <text:list text:style-name="unorderedlist">
              <text:list-item>
                <text:p text:style-name="TextBody"> Иванов </text:p>
              </text:list-item>
              <text:list-item>
                <text:p text:style-name="TextBody"> Петров </text:p>
              </text:list-item>
              <text:list-item>
                <text:p text:style-name="TextBody"> (Роль-Дорожка = «инспектораКадровойСлужбы») &amp; (Бизнес-процесс= «больничный») </text:p>
              </text:list-item>
            </text:list>
            <text:p text:style-name="TextBody"><text:span text:style-name="Bold">Порядок применения правил замещения Пользователя.</text:span></text:p>
            <text:p text:style-name="TextBody">В случае, если Пользователь имеет статус «Не активен» (задание инициализировано обязательно пользователем, а не группой, в которую входит пользователь), то из списка правил будут выбраны все правила замещения, относящиеся к данному Пользователю. Далее из этих правил будет выбрано первое по порядку правило, которому соответствуют характеристики задания и заместитель по которому имеет статус «Активен». В списке заданий этого Пользователя (заместителя) и будет показано данное задание. </text:p>
            <text:p text:style-name="TextBody">Замечание. Возможны ситуации, в которых у Пользователя не будет заместителя. </text:p>
            <text:p text:style-name="TextBody">Замечание. Когда пользователь получает статус «Не активен», никакие значения Ролей-Дорожек не изменяются. Задания этого пользователя появляются в соответствующих списках заданий заместителя.  </text:p>
            <text:p text:style-name="TextBody">Замечание. Роль-Дорожка, поставленная в соответствие Действию, указывается на диаграмме бизнес-процесса (в верхней части Действия, в круглых скобках). </text:p>
            <text:p text:style-name="TextBody">Замечание. Роль-Дорожка, соответствующая пользователю, запустившему процесс, указывается на диаграмме бизнес-процесса (непосредственно над точкой старта, в круглых скобках).</text:p>
          </text:section>
        </text:section>
      </text:section>
    </office:text>
  </office:body>
</office:document-content>
</file>

<file path=styles.xml><?xml version="1.0" encoding="utf-8"?>
<office:document-styles xmlns:ns36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styles>
    <style:style style:family="table-column" style:name="Dumbcolumn" style:display-name="Dumbcolumn">
      <style:table-column-properties style:column-width="1.0in"/>
    </style:style>
    <style:style style:family="paragraph" style:name="IndentedSingle" style:display-name="IndentedSingle">
      <style:paragraph-properties fo:margin-right="0in" fo:margin-top="0.05in" fo:keep-together="always" fo:orphans="3" fo:margin-left="0.12in" fo:margin-bottom="0.04in"/>
      <style:text-properties style:font-name="DejaVuSerif"/>
    </style:style>
    <style:style style:family="paragraph" style:name="IndentedDouble" style:display-name="IndentedDouble">
      <style:paragraph-properties fo:margin-right="0in" fo:margin-top="0.05in" fo:keep-together="always" fo:orphans="3" fo:margin-left="0.24in" fo:margin-bottom="0.04in"/>
      <style:text-properties style:font-name="DejaVuSerif"/>
    </style:style>
    <style:style style:family="paragraph" style:name="IndentedTriple" style:display-name="IndentedTriple">
      <style:paragraph-properties fo:margin-right="0in" fo:margin-top="0.05in" fo:keep-together="always" fo:orphans="3" fo:margin-left="0.36in" fo:margin-bottom="0.04in"/>
      <style:text-properties style:font-name="DejaVuSerif"/>
    </style:style>
    <style:style style:family="text" style:name="Strike" style:display-name="Strike">
      <style:text-properties style:font-name="DejaVuSerif" style:text-line-through-style="solid"/>
    </style:style>
    <style:style style:family="text" style:name="Big" style:display-name="Big">
      <style:text-properties style:font-name="DejaVuSerif" fo:font-size="125%"/>
    </style:style>
    <style:style style:family="text" style:name="Small" style:display-name="Small">
      <style:text-properties style:font-name="DejaVuSerif" fo:font-size="80%"/>
    </style:style>
    <style:style style:family="paragraph" style:name="Blockquote" style:display-name="Blockquote">
      <style:paragraph-properties fo:margin-right="0.12in" fo:margin-top="0in" fo:keep-together="always" fo:orphans="3" fo:margin-left="0.12in" fo:margin-bottom="0.15in"/>
      <style:text-properties style:font-name="DejaVuSerif"/>
    </style:style>
    <style:style style:family="text" style:name="Underline" style:display-name="Underline">
      <style:text-properties style:text-underline-style="solid" style:font-name="DejaVuSerif"/>
    </style:style>
    <style:style style:family="text" style:name="Sup" style:display-name="Sup">
      <style:text-properties style:text-position="super" style:font-name="DejaVuSerif"/>
    </style:style>
    <style:style style:family="text" style:name="Sub" style:display-name="Sub">
      <style:text-properties style:text-position="-30% 50%" style:font-name="DejaVuSerif"/>
    </style:style>
    <style:style style:family="paragraph" style:name="Center" style:display-name="Center">
      <style:paragraph-properties fo:text-align="center"/>
      <style:text-properties style:font-name="DejaVuSerif"/>
    </style:style>
    <style:style style:family="graphic" style:name="Formula" style:display-name="Formula"/>
    <style:style style:default-outline-level="1" style:name="Chapter" style:family="paragraph" style:display-name="Chapter">
      <style:paragraph-properties fo:margin-bottom="0.15in" fo:keep-with-next="always" fo:margin-top="0.3in"/>
      <style:text-properties style:font-name="DejaVuSans" fo:font-size="32pt"/>
    </style:style>
    <style:style style:default-outline-level="1" style:name="HeadingArticle" style:family="paragraph" style:display-name="HeadingArticle">
      <style:paragraph-properties fo:margin-bottom="0.15in" fo:keep-with-next="always" fo:margin-top="0in"/>
      <style:text-properties style:font-name="DejaVuSans" fo:font-size="24pt"/>
    </style:style>
    <style:style style:default-outline-level="2" style:name="Heading1" style:family="paragraph" style:display-name="Heading1">
      <style:paragraph-properties fo:margin-bottom="0.15in" fo:keep-with-next="always" fo:margin-top="0.3in"/>
      <style:text-properties style:font-name="DejaVuSans" fo:font-size="20pt"/>
    </style:style>
    <style:style style:default-outline-level="3" style:name="Heading2" style:family="paragraph" style:display-name="Heading2">
      <style:text-properties style:font-name="DejaVuSans" fo:font-size="18pt"/>
      <style:paragraph-properties fo:margin-bottom="0.08in" fo:keep-with-next="always" fo:margin-top="0.3in"/>
    </style:style>
    <style:style style:default-outline-level="4" style:name="Heading3" style:family="paragraph" style:display-name="Heading3">
      <style:text-properties style:font-name="DejaVuSans" fo:font-size="16pt"/>
      <style:paragraph-properties fo:margin-bottom="0.05in" fo:keep-with-next="always" fo:margin-top="0.3in"/>
    </style:style>
    <style:style style:default-outline-level="5" style:name="Heading4" style:family="paragraph" style:display-name="Heading4">
      <style:text-properties style:font-name="DejaVuSans" fo:font-size="14pt"/>
      <style:paragraph-properties fo:margin-bottom="0.05in" fo:keep-with-next="always" fo:margin-top="0.3in"/>
    </style:style>
    <style:style style:default-outline-level="6" style:name="Heading5" style:family="paragraph" style:display-name="Heading5">
      <style:text-properties style:font-name="DejaVuSans" fo:font-size="10pt"/>
      <style:paragraph-properties fo:margin-bottom="0.05in" fo:keep-with-next="always" fo:margin-top="0.3in"/>
    </style:style>
    <style:style style:family="paragraph" style:name="TextBody" style:display-name="TextBody">
      <style:paragraph-properties fo:margin-top="0.04in" fo:keep-together="always" style:punctuation-wrap="hanging" fo:orphans="3" fo:text-align="left" style:line-break="strict" fo:margin-bottom="0.05in"/>
      <style:text-properties fo:language="en" style:font-name="DejaVuSerif" fo:country="US" fo:font-size="12pt"/>
    </style:style>
    <style:style style:family="text" style:name="Bold" style:display-name="Bold">
      <style:text-properties style:font-name="DejaVuSerif" fo:font-weight="bold"/>
    </style:style>
    <style:style style:family="text" style:name="Emphasis" style:display-name="Emphasis">
      <style:text-properties fo:font-style="italic" style:font-name="DejaVuSerif"/>
    </style:style>
    <style:style style:family="text" style:name="Teletyped" style:display-name="Teletyped">
      <style:text-properties style:font-name="DejaVumono" fo:font-size="80%"/>
    </style:style>
    <style:style style:family="paragraph" style:name="Preformatted" style:display-name="Preformatted">
      <style:paragraph-properties fo:margin-right=".25in" fo:margin-top=".25in" fo:keep-together="always" fo:background-color="#e6e6e6" fo:orphans="3" fo:margin-left=".25in" fo:margin-bottom=".25in"/>
      <style:text-properties style:font-name="DejaVumono" fo:font-size="10pt"/>
    </style:style>
    <text:list-style style:name="FootnoteList" style:display-name="FootnoteList">
      <text:list-level-style-number text:level="1" style:num-format="1">
        <style:list-level-properties text:min-label-width="0.2in" text:space-before="0.02in"/>
      </text:list-level-style-number>
    </text:list-style>
    <style:style style:list-style-name="FootnoteList" style:family="paragraph" style:name="Footnote" style:display-name="Footnote">
      <style:text-properties style:font-name="DejaVuSerif" fo:font-size="10pt"/>
    </style:style>
    <style:style style:family="paragraph" style:name="HorizontalLine" style:display-name="HorizontalLine">
      <style:paragraph-properties fo:border-right="none" fo:border-top="none" fo:padding="0in" fo:margin-top="0in" fo:border-left="none" fo:margin-bottom="0.1965in" style:border-line-width-bottom="0.0008in 0.0138in 0.0008in" fo:border-bottom="0.0154in double #808080"/>
    </style:style>
    <text:list-style style:name="numberedlist" style:display-name="numberedlist">
      <text:list-level-style-number style:num-suffix=".  " style:num-prefix="  " text:level="1" style:num-format="1"/>
      <text:list-level-style-number style:num-suffix=")  " style:num-prefix="  " text:level="2" style:num-format="a"/>
      <text:list-level-style-bullet style:num-suffix="   " style:num-prefix="  " text:level="3" text:bullet-char="•"/>
    </text:list-style>
    <text:list-style style:name="unorderedlist" style:display-name="unorderedlist">
      <text:list-level-style-bullet style:num-suffix="   " style:num-prefix="   " text:level="1" text:bullet-char="•"/>
    </text:list-style>
    <text:list-style style:name="definitionlist" style:display-name="definitionlist">
      <text:list-level-style-bullet style:num-suffix="" text:bullet-char=" " text:level="1"/>
    </text:list-style>
    <style:style style:family="paragraph" style:name="definitionterm" style:display-name="definitionterm">
      <style:text-properties style:font-name="DejaVuSerif" fo:font-weight="bold"/>
    </style:style>
    <style:style style:family="graphic" style:parent-style-name="mwlibfrmOuter" style:name="mwlibfrmOuterCenter" style:display-name="mwlibfrmOuterCenter">
      <style:graphic-properties fo:padding="0.0402in" fo:background-color="transparent" style:wrap="paralell" fo:margin-top="0.1in" fo:margin-right="0.1in" fo:margin-left="0.1in" style:vertical-pos="from-top" style:horizontal-rel="paragraph" dr3d:shadow="none" style:number-wrapped-paragraphs="no-limit" fo:margin-bottom="0.1in" style:horizontal-pos="center" style:vertical-rel="paragraph" fo:border="0.0138in solid #c0c0c0"/>
    </style:style>
    <style:style style:family="graphic" style:parent-style-name="mwlibfrmOuter" style:name="mwlibfrmOuterLeft" style:display-name="mwlibfrmOuterLeft">
      <style:graphic-properties fo:padding="0.0402in" fo:background-color="transparent" style:wrap="right" fo:margin-top="0.1in" fo:margin-right="0.1in" fo:margin-left="0.1in" style:vertical-pos="from-top" style:horizontal-rel="paragraph" dr3d:shadow="none" style:number-wrapped-paragraphs="no-limit" fo:margin-bottom="0.1in" style:horizontal-pos="left" style:vertical-rel="paragraph" fo:border="0.0138in solid #c0c0c0"/>
    </style:style>
    <style:style style:family="graphic" style:parent-style-name="mwlibfrmOuter" style:name="mwlibfrmOuterRight" style:display-name="mwlibfrmOuterRight">
      <style:graphic-properties fo:padding="0.0402in" fo:background-color="transparent" style:wrap="left" fo:margin-top="0.1in" fo:margin-right="0.1in" fo:margin-left="0.1in" style:vertical-pos="from-top" style:horizontal-rel="paragraph" dr3d:shadow="none" style:number-wrapped-paragraphs="no-limit" fo:margin-bottom="0.1in" style:horizontal-pos="right" style:vertical-rel="paragraph" fo:border="0.0138in solid #c0c0c0"/>
    </style:style>
    <style:style style:family="graphic" style:name="mwlib_frmInner" style:display-name="mwlib_frmInner">
      <style:graphic-properties draw:gamma="100%" fo:clip="rect(0in 0in 0in 0in)" draw:color-mode="standard" style:mirror="none" draw:contrast="0%" style:vertical-pos="from-top" style:horizontal-rel="paragraph" draw:red="0%" draw:luminance="0%" style:horizontal-pos="center" draw:color-inversion="false" draw:blue="0%" style:vertical-rel="paragraph" draw:image-opacity="100%" draw:green="0%"/>
    </style:style>
    <style:style style:family="paragraph" style:parent-style-name="TextBody" style:name="ImageCaption" style:display-name="ImageCaption">
      <style:paragraph-properties fo:text-align="center" style:justify-single-word="false"/>
      <style:text-properties style:font-name="DejaVuSerif" fo:font-size="10pt"/>
    </style:style>
    <style:style style:family="paragraph" style:name="TableCaption" style:display-name="TableCaption">
      <style:paragraph-properties fo:margin-bottom="0.1in" fo:text-align="center"/>
      <style:text-properties style:font-name="DejaVuSerif" fo:font-weight="bold"/>
    </style:style>
    <style:style style:family="section" style:name="SectTable" style:display-name="SectTable"/>
  </office:styles>
  <office:automatic-styles/>
</office:document-styles>
</file>

<file path=meta.xml><?xml version="1.0" encoding="utf-8"?>
<office:document-meta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meta>
    <dc:language>en</dc:language>
    <meta:user-defined meta:name="Rights">GFDL</meta:user-defined>
    <dc:title/>
    <meta:generator>ODFPY/0.9.3</meta:generator>
  </office:meta>
</office:document-meta>
</file>